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2" manifest:media-type=""/>
  <manifest:file-entry manifest:full-path="ObjectReplacements/Object 21"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content.xml" manifest:media-type="text/xml"/>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manifest.rdf" manifest:media-type="application/rdf+xml"/>
  <manifest:file-entry manifest:full-path="Object 20/"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27f3fa" officeooo:paragraph-rsid="002818ff"/>
    </style:style>
    <style:style style:name="P3" style:family="paragraph" style:parent-style-name="Standard">
      <style:text-properties fo:language="es" fo:country="AR" officeooo:rsid="002818ff" officeooo:paragraph-rsid="002818ff"/>
    </style:style>
    <style:style style:name="P4" style:family="paragraph" style:parent-style-name="Standard">
      <style:text-properties fo:language="es" fo:country="AR" officeooo:rsid="002b2228" officeooo:paragraph-rsid="002b2228"/>
    </style:style>
    <style:style style:name="P5" style:family="paragraph" style:parent-style-name="Text_20_body">
      <style:text-properties fo:language="es" fo:country="AR" officeooo:rsid="000bb58d" officeooo:paragraph-rsid="000c6708"/>
    </style:style>
    <style:style style:name="P6" style:family="paragraph" style:parent-style-name="Text_20_body">
      <style:text-properties fo:language="es" fo:country="AR" officeooo:rsid="000c6708" officeooo:paragraph-rsid="000c6708"/>
    </style:style>
    <style:style style:name="P7" style:family="paragraph" style:parent-style-name="Text_20_body">
      <style:text-properties fo:language="es" fo:country="AR" officeooo:rsid="000c6708" officeooo:paragraph-rsid="000e5724"/>
    </style:style>
    <style:style style:name="P8" style:family="paragraph" style:parent-style-name="Text_20_body">
      <style:text-properties fo:language="es" fo:country="AR" officeooo:rsid="000c6708" officeooo:paragraph-rsid="000c8d69"/>
    </style:style>
    <style:style style:name="P9" style:family="paragraph" style:parent-style-name="Text_20_body">
      <style:text-properties fo:language="es" fo:country="AR" officeooo:rsid="000c8d69" officeooo:paragraph-rsid="000c8d69"/>
    </style:style>
    <style:style style:name="P10" style:family="paragraph" style:parent-style-name="Text_20_body">
      <style:text-properties fo:language="es" fo:country="AR" officeooo:rsid="0013ab3d" officeooo:paragraph-rsid="0013ab3d"/>
    </style:style>
    <style:style style:name="P11" style:family="paragraph" style:parent-style-name="Text_20_body">
      <style:text-properties fo:language="es" fo:country="AR" officeooo:rsid="0013fa9b" officeooo:paragraph-rsid="0013fa9b"/>
    </style:style>
    <style:style style:name="P12" style:family="paragraph" style:parent-style-name="Text_20_body">
      <style:text-properties fo:language="es" fo:country="AR" officeooo:rsid="0013fa9b" officeooo:paragraph-rsid="0034123e"/>
    </style:style>
    <style:style style:name="P13" style:family="paragraph" style:parent-style-name="Text_20_body">
      <style:text-properties fo:language="es" fo:country="AR" officeooo:rsid="0016c35e" officeooo:paragraph-rsid="0016c35e"/>
    </style:style>
    <style:style style:name="P14" style:family="paragraph" style:parent-style-name="Text_20_body">
      <style:text-properties fo:language="es" fo:country="AR" officeooo:rsid="00176aad" officeooo:paragraph-rsid="00176aad"/>
    </style:style>
    <style:style style:name="P15" style:family="paragraph" style:parent-style-name="Text_20_body">
      <style:text-properties fo:language="es" fo:country="AR" officeooo:rsid="0020154a" officeooo:paragraph-rsid="0020154a"/>
    </style:style>
    <style:style style:name="P16" style:family="paragraph" style:parent-style-name="Text_20_body">
      <style:text-properties fo:language="es" fo:country="AR" officeooo:rsid="0026bdbe" officeooo:paragraph-rsid="0026bdbe"/>
    </style:style>
    <style:style style:name="P17" style:family="paragraph" style:parent-style-name="Text_20_body">
      <style:text-properties fo:language="es" fo:country="AR" officeooo:rsid="0019dce8" officeooo:paragraph-rsid="001a96e4"/>
    </style:style>
    <style:style style:name="P18" style:family="paragraph" style:parent-style-name="Text_20_body">
      <style:text-properties fo:language="es" fo:country="AR" officeooo:rsid="0019dce8" officeooo:paragraph-rsid="001ab645"/>
    </style:style>
    <style:style style:name="P19" style:family="paragraph" style:parent-style-name="Text_20_body">
      <style:text-properties fo:language="es" fo:country="AR" officeooo:rsid="001d4883" officeooo:paragraph-rsid="001d4883"/>
    </style:style>
    <style:style style:name="P20" style:family="paragraph" style:parent-style-name="Text_20_body">
      <style:text-properties fo:language="es" fo:country="AR" officeooo:rsid="0021481b" officeooo:paragraph-rsid="0021481b"/>
    </style:style>
    <style:style style:name="P21" style:family="paragraph" style:parent-style-name="Text_20_body">
      <style:text-properties fo:language="es" fo:country="AR" officeooo:rsid="0027f3fa" officeooo:paragraph-rsid="002818ff"/>
    </style:style>
    <style:style style:name="P22" style:family="paragraph" style:parent-style-name="Text_20_body">
      <style:text-properties fo:language="es" fo:country="AR" officeooo:rsid="002818ff" officeooo:paragraph-rsid="002818ff"/>
    </style:style>
    <style:style style:name="P23" style:family="paragraph" style:parent-style-name="Text_20_body">
      <style:text-properties fo:language="es" fo:country="AR" officeooo:rsid="001d576e" officeooo:paragraph-rsid="001d576e"/>
    </style:style>
    <style:style style:name="P24" style:family="paragraph" style:parent-style-name="Text_20_body">
      <style:text-properties fo:language="es" fo:country="AR" officeooo:rsid="00373cb6" officeooo:paragraph-rsid="00373cb6"/>
    </style:style>
    <style:style style:name="P25" style:family="paragraph" style:parent-style-name="Text_20_body">
      <style:text-properties fo:language="es" fo:country="AR" officeooo:rsid="003a1d20" officeooo:paragraph-rsid="003a1d20"/>
    </style:style>
    <style:style style:name="P26" style:family="paragraph" style:parent-style-name="Text_20_body">
      <style:text-properties fo:language="es" fo:country="AR" officeooo:rsid="003d19ed" officeooo:paragraph-rsid="003d19ed"/>
    </style:style>
    <style:style style:name="P27" style:family="paragraph" style:parent-style-name="Text_20_body">
      <style:text-properties fo:language="es" fo:country="AR" officeooo:rsid="003e290a" officeooo:paragraph-rsid="003e290a"/>
    </style:style>
    <style:style style:name="P28" style:family="paragraph" style:parent-style-name="Text_20_body">
      <style:text-properties fo:language="es" fo:country="AR" officeooo:rsid="003fb1ef" officeooo:paragraph-rsid="003fb1ef"/>
    </style:style>
    <style:style style:name="P29" style:family="paragraph" style:parent-style-name="Text_20_body">
      <style:text-properties fo:language="es" fo:country="AR" officeooo:rsid="0040a96f" officeooo:paragraph-rsid="0040a96f"/>
    </style:style>
    <style:style style:name="P30" style:family="paragraph" style:parent-style-name="Text_20_body">
      <style:text-properties officeooo:rsid="0021481b" officeooo:paragraph-rsid="0021481b"/>
    </style:style>
    <style:style style:name="P31" style:family="paragraph" style:parent-style-name="Title">
      <style:text-properties fo:language="es" fo:country="AR" officeooo:rsid="000c6708" officeooo:paragraph-rsid="000c6708"/>
    </style:style>
    <style:style style:name="P32" style:family="paragraph" style:parent-style-name="Subtitle">
      <style:paragraph-properties fo:break-before="page"/>
      <style:text-properties fo:language="es" fo:country="AR" officeooo:rsid="000c6708" officeooo:paragraph-rsid="000c6708"/>
    </style:style>
    <style:style style:name="P33" style:family="paragraph" style:parent-style-name="Subtitle">
      <style:paragraph-properties fo:break-before="page"/>
      <style:text-properties fo:language="es" fo:country="AR" officeooo:rsid="0021481b" officeooo:paragraph-rsid="0021481b"/>
    </style:style>
    <style:style style:name="P34" style:family="paragraph" style:parent-style-name="Subtitle">
      <style:paragraph-properties fo:break-before="page"/>
      <style:text-properties fo:language="es" fo:country="AR" officeooo:rsid="0026bdbe" officeooo:paragraph-rsid="0026bdbe"/>
    </style:style>
    <style:style style:name="P35" style:family="paragraph" style:parent-style-name="Subtitle">
      <style:text-properties fo:language="es" fo:country="AR" officeooo:rsid="00240a70" officeooo:paragraph-rsid="00240a70"/>
    </style:style>
    <style:style style:name="P36" style:family="paragraph" style:parent-style-name="Text_20_body">
      <style:text-properties fo:language="es" fo:country="AR" fo:font-weight="bold" officeooo:rsid="000c6708" officeooo:paragraph-rsid="000c6708" style:font-weight-asian="bold" style:font-weight-complex="bold"/>
    </style:style>
    <style:style style:name="P37" style:family="paragraph" style:parent-style-name="Text_20_body">
      <style:paragraph-properties fo:text-align="center" style:justify-single-word="false"/>
      <style:text-properties fo:language="es" fo:country="AR" officeooo:paragraph-rsid="000c6708"/>
    </style:style>
    <style:style style:name="P38" style:family="paragraph" style:parent-style-name="Text_20_body">
      <style:paragraph-properties fo:text-align="center" style:justify-single-word="false"/>
      <style:text-properties fo:language="es" fo:country="AR" officeooo:rsid="0044eaf3" officeooo:paragraph-rsid="0044eaf3"/>
    </style:style>
    <style:style style:name="P39" style:family="paragraph" style:parent-style-name="Text_20_body" style:list-style-name="L1">
      <style:text-properties fo:language="es" fo:country="AR" officeooo:rsid="00240a70" officeooo:paragraph-rsid="00240a70"/>
    </style:style>
    <style:style style:name="P40" style:family="paragraph" style:parent-style-name="Text_20_body" style:list-style-name="L1">
      <style:text-properties fo:language="es" fo:country="AR" officeooo:rsid="0026bdbe" officeooo:paragraph-rsid="0026bdbe"/>
    </style:style>
    <style:style style:name="P41" style:family="paragraph" style:parent-style-name="Text_20_body" style:list-style-name="L2">
      <style:text-properties fo:language="es" fo:country="AR" officeooo:rsid="0026bdbe" officeooo:paragraph-rsid="0026bdbe"/>
    </style:style>
    <style:style style:name="P42" style:family="paragraph" style:parent-style-name="Text_20_body">
      <style:text-properties fo:language="es" fo:country="AR" officeooo:rsid="0026bdbe" officeooo:paragraph-rsid="00479c2d"/>
    </style:style>
    <style:style style:name="P43" style:family="paragraph" style:parent-style-name="Text_20_body" style:list-style-name="L1">
      <style:text-properties fo:language="es" fo:country="AR" officeooo:rsid="0043947d" officeooo:paragraph-rsid="0043947d"/>
    </style:style>
    <style:style style:name="P44" style:family="paragraph" style:parent-style-name="Text_20_body" style:list-style-name="L3">
      <style:text-properties fo:language="es" fo:country="AR" officeooo:rsid="000c8d69" officeooo:paragraph-rsid="000c8d69"/>
    </style:style>
    <style:style style:name="P45" style:family="paragraph" style:parent-style-name="Text_20_body" style:list-style-name="L3">
      <style:text-properties fo:language="es" fo:country="AR" officeooo:rsid="001d576e" officeooo:paragraph-rsid="001d576e"/>
    </style:style>
    <style:style style:name="P46" style:family="paragraph" style:parent-style-name="Text_20_body" style:list-style-name="L3">
      <style:text-properties fo:language="es" fo:country="AR" officeooo:rsid="003221b7" officeooo:paragraph-rsid="003221b7"/>
    </style:style>
    <style:style style:name="P47" style:family="paragraph" style:parent-style-name="Text_20_body" style:list-style-name="L4">
      <style:text-properties fo:language="es" fo:country="AR" officeooo:rsid="003221b7" officeooo:paragraph-rsid="003221b7"/>
    </style:style>
    <style:style style:name="P48" style:family="paragraph" style:parent-style-name="Text_20_body" style:list-style-name="L4">
      <style:text-properties fo:language="es" fo:country="AR" officeooo:rsid="0013fa9b" officeooo:paragraph-rsid="0013fa9b"/>
    </style:style>
    <style:style style:name="P49" style:family="paragraph" style:parent-style-name="Text_20_body" style:list-style-name="">
      <style:text-properties fo:language="es" fo:country="AR" officeooo:rsid="0013ab3d" officeooo:paragraph-rsid="0013ab3d"/>
    </style:style>
    <style:style style:name="P50" style:family="paragraph" style:parent-style-name="Text_20_body" style:list-style-name="">
      <style:text-properties fo:language="es" fo:country="AR" officeooo:rsid="0016c35e" officeooo:paragraph-rsid="0016c35e"/>
    </style:style>
    <style:style style:name="P51" style:family="paragraph" style:parent-style-name="Text_20_body" style:list-style-name="">
      <style:text-properties fo:language="es" fo:country="AR" officeooo:rsid="00197c87" officeooo:paragraph-rsid="00197c87"/>
    </style:style>
    <style:style style:name="P52" style:family="paragraph" style:parent-style-name="Text_20_body" style:list-style-name="L1">
      <style:text-properties fo:language="es" fo:country="AR" officeooo:rsid="00474c5e" officeooo:paragraph-rsid="00474c5e"/>
    </style:style>
    <style:style style:name="P53" style:family="paragraph" style:parent-style-name="Text_20_body">
      <style:text-properties fo:language="es" fo:country="AR" officeooo:rsid="003e290a" officeooo:paragraph-rsid="003e290a"/>
    </style:style>
    <style:style style:name="P54" style:family="paragraph" style:parent-style-name="Text_20_body" style:list-style-name="L1">
      <style:text-properties fo:language="es" fo:country="AR" officeooo:rsid="004d2618" officeooo:paragraph-rsid="004d2618"/>
    </style:style>
    <style:style style:name="P55" style:family="paragraph" style:parent-style-name="Text_20_body">
      <style:text-properties fo:language="es" fo:country="AR" officeooo:rsid="004e48c7" officeooo:paragraph-rsid="004e48c7"/>
    </style:style>
    <style:style style:name="P56" style:family="paragraph" style:parent-style-name="Text_20_body" style:list-style-name="">
      <style:text-properties fo:color="#ff3333" fo:language="es" fo:country="AR" officeooo:rsid="0019dce8" officeooo:paragraph-rsid="0019dce8"/>
    </style:style>
    <style:style style:name="P57" style:family="paragraph" style:parent-style-name="Text_20_body" style:list-style-name="">
      <style:text-properties fo:color="#000000" fo:language="es" fo:country="AR" officeooo:rsid="001c5a30" officeooo:paragraph-rsid="001c5a30"/>
    </style:style>
    <style:style style:name="P58" style:family="paragraph" style:parent-style-name="Text_20_body" style:list-style-name="">
      <style:text-properties fo:color="#000000" fo:language="es" fo:country="AR" officeooo:rsid="002d6670" officeooo:paragraph-rsid="002d6670"/>
    </style:style>
    <style:style style:name="P59" style:family="paragraph" style:parent-style-name="Text_20_body">
      <style:text-properties officeooo:rsid="00474c5e" officeooo:paragraph-rsid="00474c5e"/>
    </style:style>
    <style:style style:name="P60" style:family="paragraph" style:parent-style-name="Text_20_body">
      <style:text-properties officeooo:paragraph-rsid="00474c5e"/>
    </style:style>
    <style:style style:name="P61" style:family="paragraph" style:parent-style-name="Text_20_body">
      <style:text-properties officeooo:rsid="00477011" officeooo:paragraph-rsid="00477011"/>
    </style:style>
    <style:style style:name="P62" style:family="paragraph" style:parent-style-name="Text_20_body">
      <style:text-properties officeooo:rsid="00477011" officeooo:paragraph-rsid="004e48c7"/>
    </style:style>
    <style:style style:name="P63" style:family="paragraph" style:parent-style-name="Text_20_body">
      <style:text-properties fo:font-weight="bold" officeooo:rsid="00477011" officeooo:paragraph-rsid="00477011" style:font-weight-asian="bold" style:font-weight-complex="bold"/>
    </style:style>
    <style:style style:name="P64" style:family="paragraph" style:parent-style-name="Text_20_body">
      <style:text-properties fo:font-weight="normal" officeooo:rsid="00477011" officeooo:paragraph-rsid="00477011" style:font-weight-asian="normal" style:font-weight-complex="normal"/>
    </style:style>
    <style:style style:name="P65" style:family="paragraph" style:parent-style-name="Text_20_body">
      <style:text-properties officeooo:rsid="00479c2d" officeooo:paragraph-rsid="00479c2d"/>
    </style:style>
    <style:style style:name="P66" style:family="paragraph" style:parent-style-name="Text_20_body">
      <style:text-properties officeooo:rsid="004a3a09" officeooo:paragraph-rsid="004a3a09"/>
    </style:style>
    <style:style style:name="P67" style:family="paragraph" style:parent-style-name="Text_20_body">
      <style:text-properties officeooo:rsid="004b63a1" officeooo:paragraph-rsid="004b63a1"/>
    </style:style>
    <style:style style:name="P68" style:family="paragraph" style:parent-style-name="Text_20_body">
      <style:text-properties officeooo:rsid="004be93c" officeooo:paragraph-rsid="004be93c"/>
    </style:style>
    <style:style style:name="P69" style:family="paragraph" style:parent-style-name="Text_20_body">
      <style:text-properties officeooo:rsid="004cf156" officeooo:paragraph-rsid="004cf156"/>
    </style:style>
    <style:style style:name="P70" style:family="paragraph" style:parent-style-name="Text_20_body">
      <style:text-properties officeooo:rsid="004e48c7" officeooo:paragraph-rsid="004e48c7"/>
    </style:style>
    <style:style style:name="P71" style:family="paragraph" style:parent-style-name="Heading_20_1">
      <style:paragraph-properties fo:text-align="center" style:justify-single-word="false"/>
      <style:text-properties fo:language="es" fo:country="AR"/>
    </style:style>
    <style:style style:name="P72" style:family="paragraph" style:parent-style-name="Heading_20_1" style:list-style-name="">
      <style:text-properties fo:language="es" fo:country="AR" officeooo:rsid="0013ab3d" officeooo:paragraph-rsid="0013ab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s" fo:country="AR" officeooo:rsid="0013ab3d" officeooo:paragraph-rsid="0013ab3d"/>
    </style:style>
    <style:style style:name="P75" style:family="paragraph" style:parent-style-name="Heading_20_1" style:list-style-name="">
      <style:paragraph-properties fo:break-before="page"/>
      <style:text-properties fo:language="es" fo:country="AR" officeooo:rsid="0016c35e" officeooo:paragraph-rsid="0016c35e"/>
    </style:style>
    <style:style style:name="P76" style:family="paragraph" style:parent-style-name="Heading_20_1">
      <style:paragraph-properties fo:break-before="page"/>
      <style:text-properties fo:language="es" fo:country="AR" officeooo:rsid="0016c35e" officeooo:paragraph-rsid="0016c35e"/>
    </style:style>
    <style:style style:name="P77" style:family="paragraph" style:parent-style-name="Heading_20_1">
      <style:paragraph-properties fo:break-before="page"/>
      <style:text-properties fo:language="es" fo:country="AR" officeooo:rsid="00129962" officeooo:paragraph-rsid="00129962"/>
    </style:style>
    <style:style style:name="P78" style:family="paragraph" style:parent-style-name="Heading_20_2">
      <style:paragraph-properties fo:text-align="center" style:justify-single-word="false"/>
      <style:text-properties fo:language="es" fo:country="AR" officeooo:paragraph-rsid="000c6708"/>
    </style:style>
    <style:style style:name="P79" style:family="paragraph" style:parent-style-name="Heading_20_2">
      <style:paragraph-properties fo:text-align="center" style:justify-single-word="false"/>
      <style:text-properties fo:language="es" fo:country="AR" officeooo:rsid="0044eaf3" officeooo:paragraph-rsid="0044eaf3"/>
    </style:style>
    <style:style style:name="P80" style:family="paragraph" style:parent-style-name="Heading_20_2">
      <style:text-properties fo:language="es" fo:country="AR" officeooo:rsid="0013fa9b" officeooo:paragraph-rsid="0013fa9b"/>
    </style:style>
    <style:style style:name="P81" style:family="paragraph" style:parent-style-name="Heading_20_2">
      <style:text-properties officeooo:rsid="00474c5e" officeooo:paragraph-rsid="00474c5e"/>
    </style:style>
    <style:style style:name="P82" style:family="paragraph" style:parent-style-name="Subtitle">
      <style:text-properties fo:language="es" fo:country="AR" fo:font-weight="bold" officeooo:rsid="000c6708" officeooo:paragraph-rsid="000c6708" style:font-weight-asian="bold" style:font-weight-complex="bold"/>
    </style:style>
    <style:style style:name="P83" style:family="paragraph" style:parent-style-name="Subtitle">
      <style:paragraph-properties fo:break-before="page"/>
      <style:text-properties officeooo:rsid="000c6708" officeooo:paragraph-rsid="000c6708"/>
    </style:style>
    <style:style style:name="T1" style:family="text">
      <style:text-properties officeooo:rsid="000c8d69"/>
    </style:style>
    <style:style style:name="T2" style:family="text">
      <style:text-properties officeooo:rsid="000fa100"/>
    </style:style>
    <style:style style:name="T3" style:family="text">
      <style:text-properties officeooo:rsid="0013fa9b"/>
    </style:style>
    <style:style style:name="T4" style:family="text">
      <style:text-properties officeooo:rsid="00159f31"/>
    </style:style>
    <style:style style:name="T5" style:family="text">
      <style:text-properties officeooo:rsid="00197c87"/>
    </style:style>
    <style:style style:name="T6" style:family="text">
      <style:text-properties officeooo:rsid="001a96e4"/>
    </style:style>
    <style:style style:name="T7" style:family="text">
      <style:text-properties officeooo:rsid="001c5a30"/>
    </style:style>
    <style:style style:name="T8" style:family="text">
      <style:text-properties officeooo:rsid="001d576e"/>
    </style:style>
    <style:style style:name="T9" style:family="text">
      <style:text-properties officeooo:rsid="001ea660"/>
    </style:style>
    <style:style style:name="T10" style:family="text">
      <style:text-properties officeooo:rsid="00240a70"/>
    </style:style>
    <style:style style:name="T11" style:family="text">
      <style:text-properties officeooo:rsid="00256bd6"/>
    </style:style>
    <style:style style:name="T12" style:family="text">
      <style:text-properties officeooo:rsid="0025e0f3"/>
    </style:style>
    <style:style style:name="T13" style:family="text">
      <style:text-properties fo:language="es" fo:country="AR"/>
    </style:style>
    <style:style style:name="T14" style:family="text">
      <style:text-properties officeooo:rsid="0027f3fa"/>
    </style:style>
    <style:style style:name="T15" style:family="text">
      <style:text-properties officeooo:rsid="002818ff"/>
    </style:style>
    <style:style style:name="T16" style:family="text">
      <style:text-properties officeooo:rsid="002b2228"/>
    </style:style>
    <style:style style:name="T17" style:family="text">
      <style:text-properties officeooo:rsid="002b7733"/>
    </style:style>
    <style:style style:name="T18" style:family="text">
      <style:text-properties officeooo:rsid="002d6670"/>
    </style:style>
    <style:style style:name="T19" style:family="text">
      <style:text-properties officeooo:rsid="002e1e74"/>
    </style:style>
    <style:style style:name="T20" style:family="text">
      <style:text-properties officeooo:rsid="002fe24c"/>
    </style:style>
    <style:style style:name="T21" style:family="text">
      <style:text-properties officeooo:rsid="0030a510"/>
    </style:style>
    <style:style style:name="T22" style:family="text">
      <style:text-properties officeooo:rsid="003221b7"/>
    </style:style>
    <style:style style:name="T23" style:family="text">
      <style:text-properties officeooo:rsid="00356abe"/>
    </style:style>
    <style:style style:name="T24" style:family="text">
      <style:text-properties officeooo:rsid="00381318"/>
    </style:style>
    <style:style style:name="T25" style:family="text">
      <style:text-properties officeooo:rsid="00395f27"/>
    </style:style>
    <style:style style:name="T26" style:family="text">
      <style:text-properties officeooo:rsid="003ba24d"/>
    </style:style>
    <style:style style:name="T27" style:family="text">
      <style:text-properties officeooo:rsid="003fb1ef"/>
    </style:style>
    <style:style style:name="T28" style:family="text">
      <style:text-properties fo:font-style="italic" style:font-style-asian="italic" style:font-style-complex="italic"/>
    </style:style>
    <style:style style:name="T29" style:family="text">
      <style:text-properties fo:font-style="italic" officeooo:rsid="004e48c7"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4e48c7" style:font-style-asian="italic" style:font-weight-asian="bold" style:font-style-complex="italic" style:font-weight-complex="bold"/>
    </style:style>
    <style:style style:name="T32" style:family="text">
      <style:text-properties officeooo:rsid="00417f30"/>
    </style:style>
    <style:style style:name="T33" style:family="text">
      <style:text-properties officeooo:rsid="0042253b"/>
    </style:style>
    <style:style style:name="T34" style:family="text">
      <style:text-properties officeooo:rsid="0043947d"/>
    </style:style>
    <style:style style:name="T35" style:family="text">
      <style:text-properties officeooo:rsid="0044eaf3"/>
    </style:style>
    <style:style style:name="T36" style:family="text">
      <style:text-properties fo:font-weight="bold" style:font-weight-asian="bold" style:font-weight-complex="bold"/>
    </style:style>
    <style:style style:name="T37" style:family="text">
      <style:text-properties fo:font-weight="bold" officeooo:rsid="004e48c7" style:font-weight-asian="bold" style:font-weight-complex="bold"/>
    </style:style>
    <style:style style:name="T38" style:family="text">
      <style:text-properties officeooo:rsid="00477011"/>
    </style:style>
    <style:style style:name="T39" style:family="text">
      <style:text-properties fo:font-weight="normal" style:font-weight-asian="normal" style:font-weight-complex="normal"/>
    </style:style>
    <style:style style:name="T40" style:family="text">
      <style:text-properties fo:font-weight="normal" officeooo:rsid="004e48c7" style:font-weight-asian="normal" style:font-weight-complex="normal"/>
    </style:style>
    <style:style style:name="T41" style:family="text">
      <style:text-properties officeooo:rsid="00479c2d"/>
    </style:style>
    <style:style style:name="T42" style:family="text">
      <style:text-properties officeooo:rsid="004e48c7"/>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normal" style:font-style-asian="normal" style:font-style-complex="normal"/>
    </style:style>
    <style:style style:name="T45" style:family="text">
      <style:text-properties fo:font-style="normal" fo:font-weight="normal" officeooo:rsid="004e48c7" style:font-style-asian="normal" style:font-weight-asian="normal" style:font-style-complex="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gramación Paralela</text:p>
      <text:p text:style-name="P82">OPENMP</text:p>
      <text:p text:style-name="P36"/>
      <text:h text:style-name="P78" text:outline-level="2">Facultad de Ciencias Exactas, Físicas y Naturales.</text:h>
      <text:h text:style-name="P78" text:outline-level="2">Universidad Nacional de Córdoba</text:h>
      <text:p text:style-name="P37"/>
      <text:h text:style-name="P79" text:outline-level="2">Colazo, Agustín</text:h>
      <text:p text:style-name="P38"/>
      <text:h text:style-name="P79" text:outline-level="2"><text:span text:style-name="T35">W</text:span>olfmann, Gustavo</text:h>
      <text:p text:style-name="P5"/>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h text:style-name="P71" text:outline-level="1"/>
      <text:h text:style-name="P71" text:outline-level="1"/>
      <text:h text:style-name="P71" text:outline-level="1"><text:span text:style-name="T12">3</text:span>/1<text:span text:style-name="T12">1</text:span>/2017</text:h>
      <text:p text:style-name="P1"/>
      <text:p text:style-name="P32">Indice</text:p>
      <text:list xml:id="list2826118437" text:style-name="L1">
        <text:list-item>
          <text:p text:style-name="P39">Introducción</text:p>
        </text:list-item>
        <text:list-item>
          <text:p text:style-name="P39">Objetivo</text:p>
        </text:list-item>
        <text:list-item>
          <text:p text:style-name="P40">Marco <text:span text:style-name="T17">Teórico</text:span></text:p>
        </text:list-item>
        <text:list-item>
          <text:p text:style-name="P39">Diseño e implementación</text:p>
        </text:list-item>
        <text:list-item>
          <text:p text:style-name="P39">Resultados y Análisis en Pulqui</text:p>
          <text:list>
            <text:list-item>
              <text:p text:style-name="P43">SIMD</text:p>
            </text:list-item>
            <text:list-item>
              <text:p text:style-name="P43">Multiplicación de matrices con seis bucles</text:p>
            </text:list-item>
            <text:list-item>
              <text:p text:style-name="P43">Cantidad de hilos</text:p>
            </text:list-item>
            <text:list-item>
              <text:p text:style-name="P43">Banderas de compilación</text:p>
            </text:list-item>
            <text:list-item>
              <text:p text:style-name="P43">Afinidad</text:p>
            </text:list-item>
            <text:list-item>
              <text:p text:style-name="P52">Fallas de Cache</text:p>
              <text:list>
                <text:list-item>
                  <text:p text:style-name="P54">Optimización</text:p>
                </text:list-item>
                <text:list-item>
                  <text:p text:style-name="P54">Tamaños de bloque</text:p>
                </text:list-item>
                <text:list-item>
                  <text:p text:style-name="P54">Afinidad</text:p>
                </text:list-item>
              </text:list>
            </text:list-item>
          </text:list>
        </text:list-item>
        <text:list-item>
          <text:p text:style-name="P39">Conclusión</text:p>
        </text:list-item>
      </text:list>
      <text:p text:style-name="P32">Introducción</text:p>
      <text:p text:style-name="P6">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8">En este trabajo se implementara un programa en C para la multiplicación de matrices cuadradas haciendo uso de esta <text:span text:style-name="T1">librería.</text:span> </text:p>
      <text:p text:style-name="P8"/>
      <text:p text:style-name="P35">Objetivo</text:p>
      <text:p text:style-name="P9">El objetivo es implementar varias configuraciones distintas para analizar el impacto de distintos métodos <text:span text:style-name="T8">y</text:span> parámetros en un programa destinado a la multiplicación de matrices.</text:p>
      <text:p text:style-name="P34">Marco Teórico</text:p>
      <text:p text:style-name="P16">Actualmente, los procesadores son rápidos pero la memoria no alcanza las mismas velocidades que los procesadores. Es por eso que en los algoritmos no es solo importante el orden de los pasos del algoritmo, sino que cobra mucha importancia el maneja de la memoria.</text:p>
      <text:p text:style-name="P16">El problema con la memoria es que para que sea económicamente viable. Las memorias rápidas son pequeñas y las memorias grandes son lentas.</text:p>
      <text:p text:style-name="P16">Es por esta diferencia de velocidades que se han diseñado un<text:span text:style-name="T14">a arquitectura</text:span> memoria en varios niveles.</text:p>
      <text:list xml:id="list1351763622" text:style-name="L2">
        <text:list-item>
          <text:p text:style-name="P41">Disco duro</text:p>
        </text:list-item>
        <text:list-item>
          <text:p text:style-name="P41">Memoria de acceso aleatorio</text:p>
        </text:list-item>
        <text:list-item>
          <text:p text:style-name="P41">Memoria cache</text:p>
          <text:list>
            <text:list-item>
              <text:p text:style-name="P41">Cache de nivel 3</text:p>
            </text:list-item>
            <text:list-item>
              <text:p text:style-name="P41">Cache de nivel 2</text:p>
            </text:list-item>
            <text:list-item>
              <text:p text:style-name="P41">Cache de nivel 1</text:p>
            </text:list-item>
          </text:list>
        </text:list-item>
        <text:list-item>
          <text:p text:style-name="P41">Registros del procesador</text:p>
        </text:list-item>
      </text:list>
      <text:p text:style-name="P42">Donde el disco duro es la memoria m<text:span text:style-name="T41">á</text:span>s grande y m<text:span text:style-name="T41">á</text:span>s lent<text:span text:style-name="T41">a</text:span>.</text:p>
      <text:p text:style-name="P21">Hoy en día, el manejo de memoria en los algoritmos es sumamente relevante. Se busca disminuir las fallas de cache para acelerar los algoritmos. Es por esto que se utilizan diversas técnicas como el alineamiento de cache, la multiplicación de matrices en bloques o la vectorización. </text:p>
      <text:p text:style-name="P22">La necesidad de alinear cache ocurre de que la memoria se maneja por bloques, y no por direcciones individuales. Por lo tanto, cuando hay varios hilos si uno modifica un valor, y otro hilo necesita acceder al mismo bloque este se marcar<text:span text:style-name="T17">á</text:span> como usado. Por lo tanto el bloque modificado tendr<text:span text:style-name="T17">á</text:span> que ser escrito en un nivel inferior de memoria para que el segundo hilo pueda acceder a la informaci<text:span text:style-name="T17">ó</text:span>n, resulta<text:span text:style-name="T17">n</text:span>do en fallas de cache que <text:span text:style-name="T17">se traduce en peor rendimiento</text:span>.</text:p>
      <text:p text:style-name="P22">La <text:span text:style-name="T17">multiplicación</text:span> de matrices en bloques se relaciona con un uso mas eficiente de la cache. De modo que un bloque de memoria sea puesto en la cache, se realicen todos los <text:span text:style-name="T17">cómputos</text:span> necesarios sobre ese bloque y luego no deba accederse mas a ese bloque. As<text:span text:style-name="T17">í</text:span> se reducen las fallas de cache. <text:span text:style-name="T19">Una regla general es 3*(Tamaño de bloque)²*Tamaño_de_variable = Tamaño_de_Cache</text:span></text:p>
      <text:p text:style-name="P22">La vectorizaci<text:span text:style-name="T42">ó</text:span>n es una opci<text:span text:style-name="T17">ó</text:span>n que se encuentra en algunos procesadores que permite acelerar los c<text:span text:style-name="T17">á</text:span>lculos. Por ejemplo los registros mavx de 256 bits que permiten computar varias variables al mismo tiempo. </text:p>
      <text:p text:style-name="P2">También es importante la afinidad de los hilos (en un programa multi-hilos), esto es en que núcleo del procesador se coloca cada hilo y si permanece en ese núcleo o no durante su existencia. <text:span text:style-name="T15">La razón de esto es la arquitectura de los procesadores y la localidad espacial de los datos.</text:span></text:p>
      <text:p text:style-name="P3">Por ejemplo, en la computadora Pulqui el procesador tiene dos pastillas, cada pastilla tiene una cache L3 y seis n<text:span text:style-name="T17">ú</text:span>cleos. Cada dos n<text:span text:style-name="T17">ú</text:span>cleos se comparte una cache L2 y cada n<text:span text:style-name="T17">ú</text:span>cleo tiene una cache L1. Si hay hilos que procesan datos cercanos, es conveniente que estos hilos se encuentren en n<text:span text:style-name="T17">ú</text:span>cleos que compartan la misma cache L2 <text:span text:style-name="T16">o cache L3</text:span>. En cambio, si los datos son lejanos es <text:soft-page-break/>conveniente que estos hilos se encuentren en núcleos lejanos así no hay competencia por la cache. Ambos hilos querrían traer sus datos a la cache, compitiendo por esta.</text:p>
      <text:p text:style-name="P4">También es importante que los hilos sean bien distribuidos entre ambas pastillas para distribuir la carga de las cache, si llegase a ser necesario.</text:p>
      <text:p text:style-name="P22"/>
      <text:p text:style-name="P32">Diseño e Implementación</text:p>
      <text:p text:style-name="P6">Se codifico la multiplicación de matrices en C. Este programa se ejecutara varias veces modificando parámetros y banderas. </text:p>
      <text:p text:style-name="P6">Cada configuración se ejecutara varias veces y se <text:span text:style-name="T1">medirá</text:span> el tiempo de <text:span text:style-name="T1">ejecución</text:span> usando las funciones de la librería openmp, estos tiempos se guardaran por <text:span text:style-name="T1">configuración.</text:span> </text:p>
      <text:p text:style-name="P6">Para esto se hizo <text:span text:style-name="T33">varios</text:span> script<text:span text:style-name="T33">s</text:span> para el shell de Ubuntu. Est<text:span text:style-name="T33">os</text:span> se encarga<text:span text:style-name="T33">n</text:span> del cambio de configuraciones, las ejecuciones y de <text:span text:style-name="T22">guardar</text:span> los tiempos <text:span text:style-name="T22">en un archivo</text:span>.</text:p>
      <text:p text:style-name="P9">Para facilitar la implementación de l<text:span text:style-name="T33">os</text:span> script<text:span text:style-name="T33">s</text:span>, se pasa al programa principal el tamaño de la matriz y el tamaño de bloques como <text:span text:style-name="T2">parámetros.</text:span></text:p>
      <text:p text:style-name="P7">Las varias configuraciones que se utilizaran son:</text:p>
      <text:list xml:id="list3747910542" text:style-name="L3">
        <text:list-item>
          <text:p text:style-name="P44">Programa sin paralelismo</text:p>
          <text:list>
            <text:list-item>
              <text:p text:style-name="P44">Con o sin anidar.</text:p>
              <text:list>
                <text:list-item>
                  <text:p text:style-name="P44">Con distintos tamaños de bloque.</text:p>
                  <text:list>
                    <text:list-item>
                      <text:p text:style-name="P44">128</text:p>
                    </text:list-item>
                    <text:list-item>
                      <text:p text:style-name="P44">256</text:p>
                    </text:list-item>
                    <text:list-item>
                      <text:p text:style-name="P44">512</text:p>
                    </text:list-item>
                    <text:list-item>
                      <text:p text:style-name="P44">1024</text:p>
                    </text:list-item>
                  </text:list>
                </text:list-item>
              </text:list>
            </text:list-item>
            <text:list-item>
              <text:p text:style-name="P44">Con o sin instrucciones simd.</text:p>
            </text:list-item>
            <text:list-item>
              <text:p text:style-name="P44">Matrices de tamaño 8000 no se ejecutaron en secuencial.</text:p>
            </text:list-item>
            <text:list-item>
              <text:p text:style-name="P44">Estas configuraciones se cruzan.</text:p>
            </text:list-item>
          </text:list>
        </text:list-item>
        <text:list-item>
          <text:p text:style-name="P44">Programa con paralelismo.</text:p>
          <text:list>
            <text:list-item>
              <text:p text:style-name="P44">Distintas afinidades (places, bind).</text:p>
              <text:list>
                <text:list-item>
                  <text:p text:style-name="P44">Cores, close.</text:p>
                </text:list-item>
                <text:list-item>
                  <text:p text:style-name="P44">Cores, spread.</text:p>
                </text:list-item>
                <text:list-item>
                  <text:p text:style-name="P44"><text:span text:style-name="T22">Bind=</text:span>false.</text:p>
                </text:list-item>
                <text:list-item>
                  <text:p text:style-name="P45">Dos afinidades manuales.</text:p>
                </text:list-item>
              </text:list>
            </text:list-item>
            <text:list-item>
              <text:p text:style-name="P44">Distintas banderas.</text:p>
              <text:list>
                <text:list-item>
                  <text:p text:style-name="P44">Con o sin mavx.</text:p>
                </text:list-item>
                <text:list-item>
                  <text:p text:style-name="P44">Con o sin O3.</text:p>
                </text:list-item>
              </text:list>
            </text:list-item>
            <text:list-item>
              <text:p text:style-name="P44">Anidado (tamaños)</text:p>
              <text:list>
                <text:list-item>
                  <text:p text:style-name="P44">128</text:p>
                </text:list-item>
                <text:list-item>
                  <text:p text:style-name="P44">256</text:p>
                </text:list-item>
                <text:list-item>
                  <text:p text:style-name="P44"><text:soft-page-break/>512 </text:p>
                </text:list-item>
                <text:list-item>
                  <text:p text:style-name="P46">Para tamaño 8000: 16, 32, 64, 128 y 256.</text:p>
                </text:list-item>
              </text:list>
            </text:list-item>
            <text:list-item>
              <text:p text:style-name="P44">Para 2, 4, 6, 8, 10 y 12 hilos. Excepto en el caso de matrices de tamaño 8000 se usaron 4, 8 y 12 hilos.</text:p>
            </text:list-item>
            <text:list-item>
              <text:p text:style-name="P44">Todas estas configuraciones se cruzan.</text:p>
              <text:p text:style-name="P44"/>
            </text:list-item>
          </text:list>
        </text:list-item>
      </text:list>
      <text:p text:style-name="P55">También se usa el comando <text:span text:style-name="T28">“perf stat </text:span><text:span text:style-name="T43">-d ./programa” </text:span><text:span text:style-name="T44">para analizar las cargas y fallas de la cache.</text:span></text:p>
      <text:p text:style-name="P32">Resultados y Análisis <text:span text:style-name="T10">en Pulqui</text:span></text:p>
      <text:p text:style-name="P10">A continuación se mostraran algunos de los resultados obtenidos y se los analizara. La totalidad de los resultados se encuentran en las planillas de datos. Aquí solo se muestra algunos de los resultados de interés.</text:p>
      <text:p text:style-name="P29">Todos los datos <text:span text:style-name="T32">recolectados</text:span> <text:span text:style-name="T34">y sus promedios </text:span>se encuentran en la carpeta <text:span text:style-name="T28">“informe/planillas de datos”</text:span></text:p>
      <text:p text:style-name="P14">Para tomar el tiempo de ejecución de cada configuración, se los ejecuto cinco veces y se tomo el promedio.</text:p>
      <text:p text:style-name="P11">Algunas especificaciones de la maquina que se utilizo (pulqui):</text:p>
      <text:list xml:id="list3164506760" text:style-name="L4">
        <text:list-item>
          <text:p text:style-name="P48">12 Procesadores físicos, en dos pastillas.</text:p>
        </text:list-item>
        <text:list-item>
          <text:p text:style-name="P48">24 Procesadores virtuales.</text:p>
        </text:list-item>
        <text:list-item>
          <text:p text:style-name="P48">256KB de memoria cache de nivel 2.</text:p>
        </text:list-item>
        <text:list-item>
          <text:p text:style-name="P47">Alineamiento de cache: 64</text:p>
        </text:list-item>
        <text:list-item>
          <text:p text:style-name="P48">Cuenta con registros mavx.</text:p>
        </text:list-item>
      </text:list>
      <text:h text:style-name="P72" text:outline-level="1">SIMD</text:h>
      <text:h text:style-name="P49"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text:span text:style-name="T11">registros mavx.</text:span> Podemos notar que la mejora en los tiempos es significativa.</text:h>
      <text:h text:style-name="P74" text:outline-level="1">Multiplicación de matrices con seis bucles</text:h>
      <text:h text:style-name="P80" text:outline-level="2">Secuencial</text:h>
      <text:p text:style-name="P10"><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3">En el primer caso</text:span>, se tomaron datos de la multiplicación de matrices con 6 bucles en un programa secuencial.</text:p>
      <text:p text:style-name="P10">En este caso el mejor tamaño de bloque es 1024.</text:p>
      <text:p text:style-name="P11">La mejora que presenta usar seis bucles y simd es significativa. El programa puede llegar a ser dos veces mas rápido.</text:p>
      <text:h text:style-name="P80" text:outline-level="2">Paralelo</text:h>
      <text:p text:style-name="P11">En el segundo caso se tomaron los tiempos para una matriz de 1000x1000 y se calcula el speedup con distintas cantidades de hilos y con distintos tamaños de bloque. Se utilizo la bandera de <text:span text:style-name="T9">optimización</text:span> -O3 pero no se utilizo la bandera -mavx.</text:p>
      <text:p text:style-name="P11"><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12"><text:span text:style-name="T4">El mejor tamaño de bloque a utilizar dependerá principalmente del tamaño de la cache local . En menor medida de la cantidad de hilos que se esta utilizando y el tamaño del problema. En este caso usar un tamaño de bloque de 512 presenta los peores resultados en todos los casos. Mientras que el tamaño de bloque de 128 presenta los mejores resultados al usar varios hilos. El mejor rendimiento </text:span><text:soft-page-break/><text:span text:style-name="T4">se obtiene al usar 8 hilos con un tamaño de bloque de 128.</text:span></text:p>
      <text:p text:style-name="P11"/>
      <text:p text:style-name="P13">El tercer caso que se analiza es con matrices de tamaño 8000x8000. En este caso se utilizan tamaños de bloque de 16, 32, 64, 128 y 256. No se llevo a cabo el computo del programa secuencial con matrices 8000x8000.</text:p>
      <text:p text:style-name="P11"/>
      <text:p text:style-name="P11"><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3"><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3">El mejor tamaño de bloques <text:span text:style-name="T18">esta fuertemente ligado a la arquitectura de un sistema y el tamaño optimo variara entre distintas computadoras. Sobre todo se asocia con el tamaño de la cache. En general, los mejores resultados se han obtenido con un tamaño de 128 (Hay otro caso en la sección a continuación).</text:span></text:p>
      <text:h text:style-name="P75" text:outline-level="1">Cantidad de hilos</text:h>
      <text:h text:style-name="P50" text:outline-level="1"><text:span text:style-name="T7">Aquí se multiplica matrices </text:span>4000x4000 <text:span text:style-name="T5">con</text:span> tamaño de bloque 128. <text:span text:style-name="T5">El código se compilo con la bandera de optimización y se utiliza los registros mavx. </text:span></text:h>
      <text:h text:style-name="P50"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50" text:outline-level="1"/>
      <text:h text:style-name="P50" text:outline-level="1"/>
      <text:h text:style-name="P50" text:outline-level="1"/>
      <text:h text:style-name="P50" text:outline-level="1"/>
      <text:h text:style-name="P51" text:outline-level="1">A medida que se utilizan mas hilos en este tamaño de matriz hay mejoras en el tiempo de ejecución. <text:s/></text:h>
      <text:h text:style-name="P56" text:outline-level="1"/>
      <text:h text:style-name="P56" text:outline-level="1"><draw:frame draw:style-name="fr2" draw:name="Object12" text:anchor-type="paragraph" svg:width="2.6665in" svg:height="1.6008in" draw:z-index="8"><draw:object xlink:href="./Object 12" xlink:type="simple" xlink:show="embed" xlink:actuate="onLoad"/><draw:image xlink:href="./ObjectReplacements/Object 12" xlink:type="simple" xlink:show="embed" xlink:actuate="onLoad"/></draw:frame></text:h>
      <text:h text:style-name="P56" text:outline-level="1"/>
      <text:h text:style-name="P56" text:outline-level="1"/>
      <text:h text:style-name="P56" text:outline-level="1"/>
      <text:h text:style-name="P56" text:outline-level="1"/>
      <text:h text:style-name="P56" text:outline-level="1"/>
      <text:h text:style-name="P57" text:outline-level="1">Como se menciono anteriormente, al usar mayor cantidad de hilos <text:span text:style-name="T20">se obtiene mejores resultados con bloques de 128</text:span>. En ambos casos, hasta ocho hilos el speedup es considerable.</text:h>
      <text:h text:style-name="P57" text:outline-level="1">En el primer caso al usar <text:span text:style-name="T20">ocho o </text:span>diez hilos no hay cambios, pero al usar doce si.</text:h>
      <text:h text:style-name="P57" text:outline-level="1">En el segundo caso, no hay cambios considerables al usar mas que ocho hilos.</text:h>
      <text:h text:style-name="P58" text:outline-level="1">La cantidad de hilos óptimos a utilizar depende del tamaño del problema. Para problemas pequeños puede ser mejor hacer un programa secuencial. Y mientras mayor es un problema, mayor cantidad de hilos se puede usar. Sin exceder la cantidad de núcleos físicos.</text:h>
      <text:h text:style-name="P76" text:outline-level="1">Banderas <text:span text:style-name="T34">de compilación</text:span></text:h>
      <text:p text:style-name="P17"><text:span text:style-name="T6">Matriz </text:span>4000x4000 <text:span text:style-name="T6">con tamaño de bloque de </text:span>128.</text:p>
      <text:p text:style-name="P13"/>
      <text:p text:style-name="P13"><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3"/>
      <text:p text:style-name="P13"/>
      <text:p text:style-name="P13"/>
      <text:p text:style-name="P19">De todos los casos analizados, aquello que tiene mayor peso es la utilización de la bandera de optimización. Mejorando el rendimiento del programa en mas de un 1000%.</text:p>
      <text:p text:style-name="P19">Por otro lado el uso de registros mavx no es tan significativo al usar varios hilos como lo era en el programa secuencial. Aun así, el mejor rendimiento se da al combinar la bandera de optimización y los registros mavx.</text:p>
      <text:p text:style-name="P13"/>
      <text:p text:style-name="P13"><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77" text:outline-level="1">Afinidad</text:h>
      <text:p text:style-name="P17"><text:span text:style-name="T6">Matriz 2</text:span>000x<text:span text:style-name="T6">2</text:span>000 <text:span text:style-name="T6">con tamaño de bloque de 256</text:span>.</text:p>
      <text:p text:style-name="P13"/>
      <text:p text:style-name="P13"><draw:frame draw:style-name="fr2" draw:name="Object9" text:anchor-type="paragraph" svg:width="4.0701in" svg:height="1.2453in" draw:z-index="9"><draw:object xlink:href="./Object 9" xlink:type="simple" xlink:show="embed" xlink:actuate="onLoad"/><draw:image xlink:href="./ObjectReplacements/Object 9" xlink:type="simple" xlink:show="embed" xlink:actuate="onLoad"/></draw:frame></text:p>
      <text:p text:style-name="P13"/>
      <text:p text:style-name="P13"/>
      <text:p text:style-name="P13"/>
      <text:p text:style-name="P13"/>
      <text:p text:style-name="P18"><text:span text:style-name="T6">Matriz </text:span>4000x4000 <text:span text:style-name="T6">con tamaño de bloque de </text:span>128.</text:p>
      <text:p text:style-name="P13"/>
      <text:p text:style-name="P13"><draw:frame draw:style-name="fr2" draw:name="Object10" text:anchor-type="paragraph" svg:width="3.5563in" svg:height="1.4228in" draw:z-index="10"><draw:object xlink:href="./Object 10" xlink:type="simple" xlink:show="embed" xlink:actuate="onLoad"/><draw:image xlink:href="./ObjectReplacements/Object 10" xlink:type="simple" xlink:show="embed" xlink:actuate="onLoad"/></draw:frame></text:p>
      <text:p text:style-name="P13"/>
      <text:p text:style-name="P13"/>
      <text:p text:style-name="P13"/>
      <text:p text:style-name="P13"/>
      <text:p text:style-name="P13"/>
      <text:p text:style-name="P18"><text:span text:style-name="T6">Matriz </text:span>4000x4000 <text:span text:style-name="T6">con tamaño de bloque de 256</text:span>.</text:p>
      <text:p text:style-name="P13"/>
      <text:p text:style-name="P13"><draw:frame draw:style-name="fr2" draw:name="Object11" text:anchor-type="paragraph" svg:width="4.0701in" svg:height="1.422in" draw:z-index="11"><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19">En ultimo lugar, se analiza la afinidad. En este caso se muestran varias afinidades distintas. </text:p>
      <text:p text:style-name="P23"><text:span text:style-name="T21">N</text:span>o ha habido cambios significativos con distintas afinidades. Esto ocurre ya que el pragma for se encuentra al principio de los bucles, la división de los datos entre hilos se hace en bandas. Por lo tanto, hay poca localidad espacial. </text:p>
      <text:p text:style-name="P23"/>
      <text:p text:style-name="P23"/>
      <text:p text:style-name="P23"/>
      <text:p text:style-name="P24"><text:soft-page-break/>También se hicieron dos afinidades manuales para aprovechar mejor la arquitectura del procesador <text:span text:style-name="T26">de la computadora “Pulqui”</text:span>. Las llamaremos P1 y P2.</text:p>
      <text:p text:style-name="P24">P1="{0}, {3}, {1}, {4}, {2}, {5}, {6}, {9}, {7}, {10}, {8}, {11}"</text:p>
      <text:p text:style-name="P24">P2="{0}, {3}, {6}, {9}, {1}, {4}, {7}, {10}, {2}, {5}, {8}, {11}"</text:p>
      <text:p text:style-name="P24">Bind=close</text:p>
      <text:p text:style-name="P27">Estas afinidades tienen la ventaja que dos core consecutivos comparten cache de nivel 2. </text:p>
      <text:p text:style-name="P27">P1 llena una pastilla primero, mientras que P2 va intercalando de pastilla cada dos hilos.</text:p>
      <text:p text:style-name="P24"/>
      <text:p text:style-name="P24">Se probo con matrices 4000x4000 con tamaño de bloque <text:span text:style-name="T25">128</text:span> y usando bandera de optimización y registros mavx. Ademas, esta vez se utilizo un scheduling de <text:span text:style-name="T25">4</text:span>.</text:p>
      <text:p text:style-name="P24"/>
      <text:p text:style-name="P24"><draw:frame draw:style-name="fr2" draw:name="Object13" text:anchor-type="paragraph" svg:width="3.0898in" svg:height="0.8898in" draw:z-index="13"><draw:object xlink:href="./Object 13" xlink:type="simple" xlink:show="embed" xlink:actuate="onLoad"/><draw:image xlink:href="./ObjectReplacements/Object 13" xlink:type="simple" xlink:show="embed" xlink:actuate="onLoad"/></draw:frame></text:p>
      <text:p text:style-name="P24"/>
      <text:p text:style-name="P24"/>
      <text:p text:style-name="P24">Nuevamente, no hubo diferencias significativas entre usar distintas afinidades. Hay que tener en consideración que en el momento de realizar esta<text:span text:style-name="T25">s últimas</text:span> prueba alguien m<text:span text:style-name="T24">á</text:span>s esta<text:span text:style-name="T24">ba</text:span> utilizando el cluster.</text:p>
      <text:p text:style-name="P24">Se probo usar distintas afinidades en el cluster Rocky <text:span text:style-name="T25">usando un scheduling de 10</text:span> y tampoco hubo resultados significativos.</text:p>
      <text:p text:style-name="P24"/>
      <text:p text:style-name="P24"><draw:frame draw:style-name="fr2" draw:name="Object14" text:anchor-type="paragraph" svg:width="3.1839in" svg:height="0.8898in" draw:z-index="12"><draw:object xlink:href="./Object 14" xlink:type="simple" xlink:show="embed" xlink:actuate="onLoad"/><draw:image xlink:href="./ObjectReplacements/Object 14" xlink:type="simple" xlink:show="embed" xlink:actuate="onLoad"/></draw:frame></text:p>
      <text:p text:style-name="P24"/>
      <text:p text:style-name="P24"/>
      <text:p text:style-name="P24"/>
      <text:p text:style-name="P25">Recién se comienzan a ver diferencias al cambiar el orden los indices del bucle. Se pone primero las columnas, por lo tanto al hacer la división de los datos en hilos no se hace por filas, sino que por columnas.</text:p>
      <text:p text:style-name="P26">Aquí se uso un scheduling de 4.</text:p>
      <text:p text:style-name="P25"/>
      <text:p text:style-name="P25"><draw:frame draw:style-name="fr2" draw:name="Object15" text:anchor-type="paragraph" svg:width="3.0138in" svg:height="0.8898in" draw:z-index="14"><draw:object xlink:href="./Object 15" xlink:type="simple" xlink:show="embed" xlink:actuate="onLoad"/><draw:image xlink:href="./ObjectReplacements/Object 15" xlink:type="simple" xlink:show="embed" xlink:actuate="onLoad"/></draw:frame></text:p>
      <text:p text:style-name="P25"/>
      <text:p text:style-name="P25"/>
      <text:p text:style-name="P25"/>
      <text:p text:style-name="P25"><text:soft-page-break/></text:p>
      <text:p text:style-name="P25"/>
      <text:p text:style-name="P27">Por ultimo se utiliza matrices de 8000x8000, con bloques de 128, con <text:span text:style-name="T27">bandera de </text:span>optimizaci<text:span text:style-name="T27">ó</text:span>n y registros mavx. Se usa un scheduling de 4 y se cambia los indices de lugar para poner las columnas primero. Estos son los resultados de la afinidad.</text:p>
      <text:p text:style-name="P27"/>
      <text:p text:style-name="P27"><draw:frame draw:style-name="fr2" draw:name="Object16" text:anchor-type="paragraph" svg:width="3.0311in" svg:height="1.0665in" draw:z-index="15"><draw:object xlink:href="./Object 16" xlink:type="simple" xlink:show="embed" xlink:actuate="onLoad"/><draw:image xlink:href="./ObjectReplacements/Object 16" xlink:type="simple" xlink:show="embed" xlink:actuate="onLoad"/></draw:frame></text:p>
      <text:p text:style-name="P27"/>
      <text:p text:style-name="P27"/>
      <text:p text:style-name="P27"/>
      <text:p text:style-name="P27">Los peores tiempos son cuando hay enlazamiento falso. L<text:span text:style-name="T27">a</text:span>s dos afinidades manuales tienen tiempos de ejecución similares.</text:p>
      <text:h text:style-name="P73" text:outline-level="1">Fallas de Cache</text:h>
      <text:p text:style-name="P59">Considerar que al hacer estas pruebas alguien m<text:span text:style-name="T38">á</text:span>s estaba utilizando el cluster “pulqui”. Pero como el análisis se pidió sobre esta computadora, y las configuraciones optimas <text:span text:style-name="T38">varían</text:span> entre distintas computadoras (como la mejor afinidad o el tamaño de bloque óptimo). También, para mantener uniformidad entre los datos recolectados. Se opto por seguir tomando los datos en la computadora “pulqui”, a pesar que estos no podrán ser completamente fieles ya que había otros procesos que consumían muchos recursos ejecutándose al mismo tiempo.</text:p>
      <text:p text:style-name="P65">Aclaro que estos procesos que estoy mencionando acá se han estado ejecutando durante la última semana y media, no he tenido oportunidad de encontrar el cluster libre mientras ejecutaba las últimas pruebas.</text:p>
      <text:p text:style-name="P62">Algunas aclaraciones: Cuando hay una falla de cache significa que se busca el dato en el nivel superior de memoria, y cada nivel lo busca en el superior. Por ejemplo, si hay una falla en la cache de nivel 1, esta busca el dato en la cache de nivel 2, si esta no lo tiene, busca el dato en la cache de nivel 3. También ocurre del mismo modo con la memoria RAM y el disco duro.</text:p>
      <text:p text:style-name="P70">Además, las cargas y fallas de cache en niveles superior tienen mayor impacto por unidad, ya que a mayor nivel de memoria más lentas son. </text:p>
      <text:p text:style-name="P67"><text:span text:style-name="T42">Por último</text:span>, acá analizaremos las cargas y fallas de cache pero en el rendimiento de un programa hay otros factores de importancia como la cantidad de instrucciones, cambios de contexto, cargas de ramas o fallas de ramas <text:span text:style-name="T42">(</text:span><text:span text:style-name="T29">branches</text:span><text:span text:style-name="T42">)</text:span>, entre otros.</text:p>
      <text:p text:style-name="P61"/>
      <text:p text:style-name="P61">Se recolectaron datos con el comando:</text:p>
      <text:p text:style-name="P63">perf stat -<text:span text:style-name="T42">d </text:span>./programa</text:p>
      <text:h text:style-name="P81" text:outline-level="2">Optimización</text:h>
      <text:p text:style-name="P61">Datos recolectados para multiplicación de matrices de 4000x4000 con bloques de 128.</text:p>
      <text:p text:style-name="P63">Con banderas -O3 y -mavx</text:p>
      <text:p text:style-name="P64"><draw:frame draw:style-name="fr3" draw:name="Object17" text:anchor-type="paragraph" svg:x="0.5598in" svg:y="0.1047in" svg:width="5.5736in" svg:height="2.4693in" draw:z-index="16"><draw:object xlink:href="./Object 17" xlink:type="simple" xlink:show="embed" xlink:actuate="onLoad"/><draw:image xlink:href="./ObjectReplacements/Object 17" xlink:type="simple" xlink:show="embed" xlink:actuate="onLoad"/></draw:frame></text:p>
      <text:p text:style-name="P61"><text:soft-page-break/>Se observa que al usar la bandera de optimización hay <text:span text:style-name="T42">dos</text:span> ordenes menos de cargas de cache de nivel 1.</text:p>
      <text:p text:style-name="P61">Ademas hay dos tercios menos de cargas de cache de nivel 3, y la mitad de fallas de cache de nivel 3. </text:p>
      <text:p text:style-name="P61">El tiempo de ejecución es considerablemente mejor usando la bandera de optimización. Del mismo modo, esto se relaciona en gran parte con el mejor manejo de la cache. <text:s/></text:p>
      <text:p text:style-name="P61"/>
      <text:h text:style-name="P81" text:outline-level="2">Tamaños de bloque</text:h>
      <text:p text:style-name="P60"><draw:frame draw:style-name="fr3" draw:name="Object18" text:anchor-type="paragraph" svg:x="4.3984in" svg:y="0.0291in" svg:width="2.702in" svg:height="3.9583in" draw:z-index="17"><draw:object xlink:href="./Object 18" xlink:type="simple" xlink:show="embed" xlink:actuate="onLoad"/><draw:image xlink:href="./ObjectReplacements/Object 18" xlink:type="simple" xlink:show="embed" xlink:actuate="onLoad"/></draw:frame></text:p>
      <text:p text:style-name="P65">En esta ocasión los mejores resultados se obtienen con un tamaño de bloque de 128.</text:p>
      <text:p text:style-name="P65">Si bien el tamaño 128 tiene mas fallas de cache de L1 <text:span text:style-name="T42">que el tamaño 64</text:span>, tiene menos cargas de cach<text:span text:style-name="T42">e.</text:span></text:p>
      <text:p text:style-name="P65">También, tiene un orden menos de cargas de cache de nivel 3 que los bloques de 256. A pesar, de que los bloques de 256 este tenga menos fallas de cache de L1.</text:p>
      <text:p text:style-name="P65"/>
      <text:p text:style-name="P65">Hay que tener en cuenta que mientras de mayor nivel sea la cache o la memoria en general, más impacto tiene la cantidad de cargas que se hace en esta. Ya que las cache de mayor nivel (L3 es de mayor nivel que L1) son más lentas.</text:p>
      <text:p text:style-name="P60"/>
      <text:p text:style-name="P60"><text:tab/></text:p>
      <text:p text:style-name="P60"/>
      <text:p text:style-name="P65">Al descubrir que el tamaño de bloque de 128 es <text:span text:style-name="T42">más eficiente en términos de cache</text:span>, se probo con tamaños de bloque cercanos a 128 para analizar los resultados de estos. El problema es que como hay otros procesos ejecutándose en el cluster, los resultados no son muy fiables. Lo optimo es hacer estas pruebas sin que haya otros procesos demandantes ejecutándose. </text:p>
      <text:p text:style-name="P70">También es importante analizar la cache de nivel 2.</text:p>
      <text:p text:style-name="P60"/>
      <text:p text:style-name="P60"/>
      <text:p text:style-name="P60"/>
      <text:h text:style-name="P81" text:outline-level="2"/>
      <text:p text:style-name="P59"/>
      <text:h text:style-name="P81" text:outline-level="2"><text:soft-page-break/></text:h>
      <text:p text:style-name="P59"/>
      <text:h text:style-name="P81" text:outline-level="2"/>
      <text:p text:style-name="P59"><draw:frame draw:style-name="fr3" draw:name="Object19" text:anchor-type="paragraph" svg:x="0.1957in" svg:y="0in" svg:width="2.8161in" svg:height="3.3335in" draw:z-index="18"><draw:object xlink:href="./Object 19" xlink:type="simple" xlink:show="embed" xlink:actuate="onLoad"/><draw:image xlink:href="./ObjectReplacements/Object 19" xlink:type="simple" xlink:show="embed" xlink:actuate="onLoad"/></draw:frame><draw:frame draw:style-name="fr3" draw:name="Object20" text:anchor-type="paragraph" svg:x="3.9043in" svg:y="-0.0264in" svg:width="2.8161in" svg:height="2.0839in" draw:z-index="19"><draw:object xlink:href="./Object 20" xlink:type="simple" xlink:show="embed" xlink:actuate="onLoad"/><draw:image xlink:href="./ObjectReplacements/Object 20" xlink:type="simple" xlink:show="embed" xlink:actuate="onLoad"/></draw:frame></text:p>
      <text:h text:style-name="P81" text:outline-level="2"/>
      <text:p text:style-name="P59"/>
      <text:p text:style-name="P59"/>
      <text:p text:style-name="P59"/>
      <text:p text:style-name="P59"/>
      <text:p text:style-name="P59"/>
      <text:p text:style-name="P59"/>
      <text:p text:style-name="P59"/>
      <text:p text:style-name="P59"/>
      <text:p text:style-name="P59"/>
      <text:p text:style-name="P66">Al llegar a bloques de tamaño 200 el orden de cargas de cache L3 aumenta en un orden. Es probable que el optimo se encuentre entre 100 y 200. Para esto habría que hacer un análisis fino, con varias iteraciones y tomando promedios; sin factores externos que afecten el <text:span text:style-name="T42">uso</text:span> de las cache y de los procesadores. </text:p>
      <text:h text:style-name="P81" text:outline-level="2">Afinidades</text:h>
      <text:p text:style-name="P69">En el primer caso, se usaron matrices 4000x4000. Aquí los ordenes de cargas y fallas son los mismos. Pero la afinidad <text:span text:style-name="T30">cores-close</text:span><text:span text:style-name="T39"> tiene menos cargas y fallas de cache L3 que las otras afinidades. Menos de un tercio de la cantidad de cargas de cache de nivel 3.</text:span></text:p>
      <text:p text:style-name="P68"><draw:frame draw:style-name="fr2" draw:name="Object21" text:anchor-type="paragraph" svg:width="4.8327in" svg:height="1.0425in" draw:z-index="21"><draw:object xlink:href="./Object 21" xlink:type="simple" xlink:show="embed" xlink:actuate="onLoad"/><draw:image xlink:href="./ObjectReplacements/Object 21" xlink:type="simple" xlink:show="embed" xlink:actuate="onLoad"/></draw:frame></text:p>
      <text:p text:style-name="P68"/>
      <text:p text:style-name="P68"/>
      <text:p text:style-name="P68"/>
      <text:p text:style-name="P68"><text:span text:style-name="T39">En el segundo caso, con matrices 8000x8000 el orden es el mismo. Pero los números de cargas y fallas en cache son m</text:span><text:span text:style-name="T40">á</text:span><text:span text:style-name="T39">s elevados en la afinidad </text:span><text:span text:style-name="T30">falsa</text:span><text:span text:style-name="T39">. Mientras que repartir entre cores o sockets es similar.</text:span><text:span text:style-name="T36"> </text:span><text:span text:style-name="T40">Aunque, nuevamente, el uso de </text:span><text:span text:style-name="T31">cores-close </text:span><text:span text:style-name="T45">tiene los mejores resultados (menor cargas y fallas de cache L3). </text:span></text:p>
      <text:p text:style-name="P68"><draw:frame draw:style-name="fr3" draw:name="Object22" text:anchor-type="paragraph" svg:x="0.889in" svg:y="-0.1035in" svg:width="4.8327in" svg:height="1.0425in" draw:z-index="20"><draw:object xlink:href="./Object 22" xlink:type="simple" xlink:show="embed" xlink:actuate="onLoad"/><draw:image xlink:href="./ObjectReplacements/Object 22" xlink:type="simple" xlink:show="embed" xlink:actuate="onLoad"/></draw:frame></text:p>
      <text:p text:style-name="P83"><text:span text:style-name="T13">Conclusión</text:span></text:p>
      <text:p text:style-name="P15">Usar la librería openmp para usar multi-hilos en un programa puede acelerar el tiempo de ejecuci<text:span text:style-name="T23">ó</text:span>n del mismo. Si el tamaño del problema es chico, usar varios hilos puede empeorar el rendimiento ya que el uso de estos tiene un overhead. Adem<text:span text:style-name="T23">á</text:span>s se puede aumentar las fallas de cache y esto tiene un impacto importante en el rendimiento. A mayor tamaño de problema y si no hay dependencia entre los datos, mejor rendimiento se tendrá al usar varios hilos.</text:p>
      <text:p text:style-name="P15">Las bandera de optimización mejorar<text:span text:style-name="T23">á</text:span> considerablemente el rendimiento del programa. Debe ser una bandera que siempre se utilice. Mientras que la bandera mavx también puede traer mejoras, que serán mas significativas en programas secuenciales. Aunque hay que <text:span text:style-name="T23">ser precavido </text:span>ya que los registros mavx no están disponibles en todas las computadoras.</text:p>
      <text:p text:style-name="P15">La cantidad de hilos que se utilicen esta directamente ligado al tamaño del problema. Mientras que el tamaño de los bloques en una multiplicación de matrices de seis bucles esta relacionado a<text:span text:style-name="T18">l tamaño de la cache local. El mejor tamaño de bloque se puede estimar a partir del tamaño de la cache, pero para obtener una mejor aproximación en la práctica hay que hacer pruebas con distintos tamaños.</text:span></text:p>
      <text:p text:style-name="P28">En el problema que se dio a resolver, donde el mayor tamaño de matriz es de 8000x8000, la afinidad no tiene un rol importante en el rendimiento, siempre y cuando los indices del bucle estén ordenados de manera eficiente.</text:p>
      <text:p text:style-name="P15"/>
      <text:p text:style-name="P33">Bibliografía</text:p>
      <text:p text:style-name="P30"><text:a xlink:type="simple" xlink:href="http://www.netlib.org/utk/papers/autoblock/node2.html" text:style-name="Internet_20_link" text:visited-style-name="Visited_20_Internet_20_Link"><text:span text:style-name="T13">http://www.netlib.org/utk/papers/autoblock/node2.html</text:span></text:a></text:p>
      <text:p text:style-name="P30"><text:a xlink:type="simple" xlink:href="http://www.cs.ucsb.edu/~gilbert/cs140/notes/ComputationalIntensityOfMatMul.pdf" text:style-name="Internet_20_link" text:visited-style-name="Visited_20_Internet_20_Link"><text:span text:style-name="T13">http://www.cs.ucsb.edu/~gilbert/cs140/notes/ComputationalIntensityOfMatMul.pdf</text:span></text:a></text:p>
      <text:p text:style-name="P30"><text:a xlink:type="simple" xlink:href="http://pages.tacc.utexas.edu/~eijkhout/pcse/html/omp-affinity.html" text:style-name="Internet_20_link" text:visited-style-name="Visited_20_Internet_20_Link"><text:span text:style-name="T13">http://pages.tacc.utexas.edu/~eijkhout/pcse/html/omp-affinity.html</text:span></text:a></text:p>
      <text:p text:style-name="P30"><text:a xlink:type="simple" xlink:href="http://cml06.engr.ucdavis.edu/~sumeet/ecs231/ECS231_2016_Assignment2.pdf" text:style-name="Internet_20_link" text:visited-style-name="Visited_20_Internet_20_Link"><text:span text:style-name="T13">http://cml06.engr.ucdavis.edu/~sumeet/ecs231/ECS231_2016_Assignment2.pdf</text:span></text:a></text:p>
      <text:p text:style-name="P30"><text:a xlink:type="simple" xlink:href="http://dc-vis.irb.hr/repository/2014/Optimal%20Block%20Size%20for%20Matrix%20Multiplication%20Using%20Blocking.pdf" text:style-name="Internet_20_link" text:visited-style-name="Visited_20_Internet_20_Link"><text:span text:style-name="T13">http://dc-vis.irb.hr/repository/2014/Optimal%20Block%20Size%20for%20Matrix%20Multiplication%20Using%20Blocking.pdf</text:span></text:a></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5T22:49:07.064000000</dc:date>
    <meta:editing-duration>PT2H53M42S</meta:editing-duration>
    <meta:editing-cycles>50</meta:editing-cycles>
    <meta:generator>LibreOffice/5.4.2.2$Windows_x86 LibreOffice_project/22b09f6418e8c2d508a9eaf86b2399209b0990f4</meta:generator>
    <meta:document-statistic meta:table-count="0" meta:image-count="0" meta:object-count="22" meta:page-count="20" meta:paragraph-count="171" meta:word-count="2908" meta:character-count="17109" meta:non-whitespace-character-count="14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5" table:default-cell-style-name="Default"/>
        <table:table-column table:style-name="co1" table:number-columns-repeated="4" table:default-cell-style-name="ce3"/>
        <table:table-row table:style-name="ro1">
          <table:table-cell table:number-columns-repeated="5"/>
          <table:table-cell table:style-name="Default" table:number-columns-repeated="4"/>
        </table:table-row>
        <table:table-row table:style-name="ro1">
          <table:table-cell table:number-columns-repeated="5"/>
          <table:table-cell office:value-type="string" calcext:value-type="string">
            <text:p>OPT, MAVX</text:p>
          </table:table-cell>
          <table:table-cell table:number-columns-repeated="3"/>
        </table:table-row>
        <table:table-row table:style-name="ro1">
          <table:table-cell table:number-columns-repeated="6"/>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table:number-columns-repeated="5"/>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2.06729" calcext:value-type="float">
            <text:p>12.06729</text:p>
          </table:table-cell>
        </table:table-row>
        <table:table-row table:style-name="ro1">
          <table:table-cell table:number-columns-repeated="5"/>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5.9874282" calcext:value-type="float">
            <text:p>5.9874282</text:p>
          </table:table-cell>
        </table:table-row>
        <table:table-row table:style-name="ro1">
          <table:table-cell table:number-columns-repeated="5"/>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675512" calcext:value-type="float">
            <text:p>4.675512</text:p>
          </table:table-cell>
        </table:table-row>
        <table:table-row table:style-name="ro1">
          <table:table-cell table:number-columns-repeated="5"/>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053252" calcext:value-type="float">
            <text:p>3.2053252</text:p>
          </table:table-cell>
        </table:table-row>
        <table:table-row table:style-name="ro1">
          <table:table-cell table:number-columns-repeated="5"/>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3201132" calcext:value-type="float">
            <text:p>3.3201132</text:p>
          </table:table-cell>
        </table:table-row>
        <table:table-row table:style-name="ro1">
          <table:table-cell table:number-columns-repeated="5"/>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17.1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3" table:default-cell-style-name="Default"/>
        <table:table-row table:style-name="ro1" table:number-rows-repeated="13">
          <table:table-cell table:number-columns-repeated="4"/>
        </table:table-row>
        <table:table-row table:style-name="ro1">
          <table:table-cell table:style-name="ce3" office:value-type="string" calcext:value-type="string">
            <text:p>NO OPT-NO MAVX</text:p>
          </table:table-cell>
          <table:table-cell table:style-name="ce3" table:number-columns-repeated="3"/>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41.9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row table:style-name="ro1" table:number-rows-repeated="37">
          <table:table-cell table:number-columns-repeated="3"/>
        </table:table-row>
        <table:table-row table:style-name="ro1">
          <table:table-cell table:style-name="ce3" office:value-type="float" office:value="4000" calcext:value-type="float">
            <text:p>4000</text:p>
          </table:table-cell>
          <table:table-cell table:style-name="ce3" office:value-type="float" office:value="256" calcext:value-type="float">
            <text:p>256</text:p>
          </table:table-cell>
          <table:table-cell table:style-name="ce3" office:value-type="string" calcext:value-type="string">
            <text:p>OPT-MAVX</text:p>
          </table:table-cell>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peedup</text:p>
          </table:table-cell>
        </table:table-row>
        <table:table-row table:style-name="ro1">
          <table:table-cell table:style-name="ce3" office:value-type="string" calcext:value-type="string">
            <text:p>Secuencial</text:p>
          </table:table-cell>
          <table:table-cell table:style-name="ce3" office:value-type="float" office:value="19.5237794" calcext:value-type="float">
            <text:p>19.5237794</text:p>
          </table:table-cell>
          <table:table-cell table:style-name="ce3" table:formula="of:=[.B$40]/[.B40]" office:value-type="float" office:value="1" calcext:value-type="float">
            <text:p>1</text:p>
          </table:table-cell>
        </table:table-row>
        <table:table-row table:style-name="ro1">
          <table:table-cell table:style-name="ce3" office:value-type="string" calcext:value-type="string">
            <text:p>2 threads</text:p>
          </table:table-cell>
          <table:table-cell table:style-name="ce3" office:value-type="float" office:value="10.524237" calcext:value-type="float">
            <text:p>10.524237</text:p>
          </table:table-cell>
          <table:table-cell table:style-name="ce3" table:formula="of:=[.B$40]/[.B41]" office:value-type="float" office:value="1.8551254024401" calcext:value-type="float">
            <text:p>1.8551254024401</text:p>
          </table:table-cell>
        </table:table-row>
        <table:table-row table:style-name="ro1">
          <table:table-cell table:style-name="ce3" office:value-type="string" calcext:value-type="string">
            <text:p>4 threads</text:p>
          </table:table-cell>
          <table:table-cell table:style-name="ce3" office:value-type="float" office:value="5.5449178" calcext:value-type="float">
            <text:p>5.5449178</text:p>
          </table:table-cell>
          <table:table-cell table:style-name="ce3" table:formula="of:=[.B$40]/[.B42]" office:value-type="float" office:value="3.52102233147622" calcext:value-type="float">
            <text:p>3.52102233147622</text:p>
          </table:table-cell>
        </table:table-row>
        <table:table-row table:style-name="ro1">
          <table:table-cell table:style-name="ce3" office:value-type="string" calcext:value-type="string">
            <text:p>6 threads</text:p>
          </table:table-cell>
          <table:table-cell table:style-name="ce3" office:value-type="float" office:value="4.3159568" calcext:value-type="float">
            <text:p>4.3159568</text:p>
          </table:table-cell>
          <table:table-cell table:style-name="ce3" table:formula="of:=[.B$40]/[.B43]" office:value-type="float" office:value="4.52362715956749" calcext:value-type="float">
            <text:p>4.52362715956749</text:p>
          </table:table-cell>
        </table:table-row>
        <table:table-row table:style-name="ro1">
          <table:table-cell table:style-name="ce3" office:value-type="string" calcext:value-type="string">
            <text:p>8 threads</text:p>
          </table:table-cell>
          <table:table-cell table:style-name="ce3" office:value-type="float" office:value="3.0093166" calcext:value-type="float">
            <text:p>3.0093166</text:p>
          </table:table-cell>
          <table:table-cell table:style-name="ce3" table:formula="of:=[.B$40]/[.B44]" office:value-type="float" office:value="6.48777845441719" calcext:value-type="float">
            <text:p>6.48777845441719</text:p>
          </table:table-cell>
        </table:table-row>
        <table:table-row table:style-name="ro1">
          <table:table-cell table:style-name="ce3" office:value-type="string" calcext:value-type="string">
            <text:p>10 threads</text:p>
          </table:table-cell>
          <table:table-cell table:style-name="ce3" office:value-type="float" office:value="3.0265484" calcext:value-type="float">
            <text:p>3.0265484</text:p>
          </table:table-cell>
          <table:table-cell table:style-name="ce3" table:formula="of:=[.B$40]/[.B45]" office:value-type="float" office:value="6.4508399733505" calcext:value-type="float">
            <text:p>6.4508399733505</text:p>
          </table:table-cell>
        </table:table-row>
        <table:table-row table:style-name="ro1">
          <table:table-cell table:style-name="ce3" office:value-type="string" calcext:value-type="string">
            <text:p>12 threads</text:p>
          </table:table-cell>
          <table:table-cell table:style-name="ce3" office:value-type="float" office:value="2.9975128" calcext:value-type="float">
            <text:p>2.9975128</text:p>
          </table:table-cell>
          <table:table-cell table:style-name="ce3" table:formula="of:=[.B$40]/[.B46]" office:value-type="float" office:value="6.51332644851425" calcext:value-type="float">
            <text:p>6.5133264485142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07:44.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05pt"/>
    </style:style>
    <style:style style:name="co3" style:family="table-column">
      <style:table-column-properties fo:break-before="auto" style:column-width="55.45pt"/>
    </style:style>
    <style:style style:name="co4" style:family="table-column">
      <style:table-column-properties fo:break-before="auto" style:column-width="54.26pt"/>
    </style:style>
    <style:style style:name="co5" style:family="table-column">
      <style:table-column-properties fo:break-before="auto" style:column-width="5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128-pulqu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5"/>
        </table:table-row>
        <table:table-row table:style-name="ro1">
          <table:table-cell/>
          <table:table-cell table:style-name="ce5" office:value-type="float" office:value="4000" calcext:value-type="float">
            <text:p>4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table-cell table:style-name="ce5" office:value-type="string" calcext:value-type="string">
            <text:p>4 threads</text:p>
          </table:table-cell>
          <table:table-cell table:style-name="ce5" office:value-type="float" office:value="10.0014912" calcext:value-type="float">
            <text:p>10.0014912</text:p>
          </table:table-cell>
          <table:table-cell table:style-name="ce5" office:value-type="float" office:value="11.9795538" calcext:value-type="float">
            <text:p>11.9795538</text:p>
          </table:table-cell>
          <table:table-cell table:style-name="ce5" office:value-type="float" office:value="11.046751" calcext:value-type="float">
            <text:p>11.046751</text:p>
          </table:table-cell>
        </table:table-row>
        <table:table-row table:style-name="ro1">
          <table:table-cell/>
          <table:table-cell table:style-name="ce5" office:value-type="string" calcext:value-type="string">
            <text:p>8 threads</text:p>
          </table:table-cell>
          <table:table-cell table:style-name="ce5" office:value-type="float" office:value="7.5007608" calcext:value-type="float">
            <text:p>7.5007608</text:p>
          </table:table-cell>
          <table:table-cell table:style-name="ce5" office:value-type="float" office:value="7.3964708" calcext:value-type="float">
            <text:p>7.3964708</text:p>
          </table:table-cell>
          <table:table-cell table:style-name="ce5" office:value-type="float" office:value="8.6344896" calcext:value-type="float">
            <text:p>8.6344896</text:p>
          </table:table-cell>
        </table:table-row>
        <table:table-row table:style-name="ro1">
          <table:table-cell/>
          <table:table-cell table:style-name="ce5" office:value-type="string" calcext:value-type="string">
            <text:p>12 threads</text:p>
          </table:table-cell>
          <table:table-cell table:style-name="ce5" office:value-type="float" office:value="8.4565004" calcext:value-type="float">
            <text:p>8.4565004</text:p>
          </table:table-cell>
          <table:table-cell table:style-name="ce5" office:value-type="float" office:value="8.3521934" calcext:value-type="float">
            <text:p>8.3521934</text:p>
          </table:table-cell>
          <table:table-cell table:style-name="ce5" office:value-type="float" office:value="8.2236404" calcext:value-type="float">
            <text:p>8.223640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8:04:22.1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14pt"/>
    </style:style>
    <style:style style:name="co3" style:family="table-column">
      <style:table-column-properties fo:break-before="auto" style:column-width="70.36pt"/>
    </style:style>
    <style:style style:name="co4" style:family="table-column">
      <style:table-column-properties fo:break-before="auto" style:column-width="54.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256-rocky"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9">
          <table:table-cell table:number-columns-repeated="6"/>
        </table:table-row>
        <table:table-row table:style-name="ro1">
          <table:table-cell table:number-columns-repeated="2"/>
          <table:table-cell table:style-name="ce5" office:value-type="float" office:value="4000" calcext:value-type="float">
            <text:p>4000</text:p>
          </table:table-cell>
          <table:table-cell table:style-name="ce5" office:value-type="float" office:value="256" calcext:value-type="float">
            <text:p>256</text:p>
          </table:table-cell>
          <table:table-cell table:style-name="ce5" office:value-type="string" calcext:value-type="string">
            <text:p>O3</text:p>
          </table:table-cell>
          <table:table-cell table:style-name="ce5" office:value-type="string" calcext:value-type="string">
            <text:p>NO MAVX</text:p>
          </table:table-cell>
        </table:table-row>
        <table:table-row table:style-name="ro1">
          <table:table-cell table:number-columns-repeated="2"/>
          <table:table-cell table:style-name="ce5"/>
          <table:table-cell table:style-name="ce5" office:value-type="string" calcext:value-type="string">
            <text:p>sockets, true</text:p>
          </table:table-cell>
          <table:table-cell table:style-name="ce5" office:value-type="string" calcext:value-type="string">
            <text:p>cores, true</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2 threads</text:p>
          </table:table-cell>
          <table:table-cell table:style-name="ce5" office:value-type="float" office:value="30.1161698" calcext:value-type="float">
            <text:p>30.1161698</text:p>
          </table:table-cell>
          <table:table-cell table:style-name="ce5" office:value-type="float" office:value="30.2820252" calcext:value-type="float">
            <text:p>30.2820252</text:p>
          </table:table-cell>
          <table:table-cell table:style-name="ce5" office:value-type="float" office:value="29.931211" calcext:value-type="float">
            <text:p>29.931211</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31.4362844" calcext:value-type="float">
            <text:p>31.4362844</text:p>
          </table:table-cell>
          <table:table-cell table:style-name="ce5" office:value-type="float" office:value="30.6393628" calcext:value-type="float">
            <text:p>30.6393628</text:p>
          </table:table-cell>
          <table:table-cell table:style-name="ce5" office:value-type="float" office:value="31.5715942" calcext:value-type="float">
            <text:p>31.5715942</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32.208604" calcext:value-type="float">
            <text:p>32.208604</text:p>
          </table:table-cell>
          <table:table-cell table:style-name="ce5" office:value-type="float" office:value="31.1329742" calcext:value-type="float">
            <text:p>31.1329742</text:p>
          </table:table-cell>
          <table:table-cell table:style-name="ce5" office:value-type="float" office:value="31.3227634" calcext:value-type="float">
            <text:p>31.322763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7:52:46.6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45pt"/>
    </style:style>
    <style:style style:name="co3" style:family="table-column">
      <style:table-column-properties fo:break-before="auto" style:column-width="53.66pt"/>
    </style:style>
    <style:style style:name="co4" style:family="table-column">
      <style:table-column-properties fo:break-before="auto" style:column-width="54.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128"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7">
          <table:table-cell table:number-columns-repeated="6"/>
        </table:table-row>
        <table:table-row table:style-name="ro1">
          <table:table-cell table:number-columns-repeated="2"/>
          <table:table-cell table:style-name="ce5" office:value-type="float" office:value="4000" calcext:value-type="float">
            <text:p>4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number-columns-repeated="2"/>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9.2715724" calcext:value-type="float">
            <text:p>9.2715724</text:p>
          </table:table-cell>
          <table:table-cell table:style-name="ce5" office:value-type="float" office:value="9.4243638" calcext:value-type="float">
            <text:p>9.4243638</text:p>
          </table:table-cell>
          <table:table-cell table:style-name="ce5" office:value-type="float" office:value="10.7237654" calcext:value-type="float">
            <text:p>10.7237654</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5.3945012" calcext:value-type="float">
            <text:p>5.3945012</text:p>
          </table:table-cell>
          <table:table-cell table:style-name="ce5" office:value-type="float" office:value="5.3588954" calcext:value-type="float">
            <text:p>5.3588954</text:p>
          </table:table-cell>
          <table:table-cell table:style-name="ce5" office:value-type="float" office:value="6.5679974" calcext:value-type="float">
            <text:p>6.5679974</text:p>
          </table:table-cell>
        </table:table-row>
        <table:table-row table:style-name="ro1">
          <table:table-cell table:number-columns-repeated="2"/>
          <table:table-cell table:style-name="ce5" office:value-type="string" calcext:value-type="string">
            <text:p>12 threads</text:p>
          </table:table-cell>
          <table:table-cell table:style-name="ce5" office:value-type="float" office:value="5.4159368" calcext:value-type="float">
            <text:p>5.4159368</text:p>
          </table:table-cell>
          <table:table-cell table:style-name="ce5" office:value-type="float" office:value="5.5109816" calcext:value-type="float">
            <text:p>5.5109816</text:p>
          </table:table-cell>
          <table:table-cell table:style-name="ce5" office:value-type="float" office:value="6.1588108" calcext:value-type="float">
            <text:p>6.158810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8:24:30.5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45pt"/>
    </style:style>
    <style:style style:name="co3" style:family="table-column">
      <style:table-column-properties fo:break-before="auto" style:column-width="54.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e0efd4" fo:border="0.06pt solid #000000"/>
    </style:style>
    <style:style style:name="ce2" style:family="table-cell" style:parent-style-name="Default" style:data-style-name="N99">
      <style:table-cell-properties fo:background-color="#e0efd4" fo:border="0.06pt solid #000000"/>
    </style:style>
    <style:style style:name="ce5" style:family="table-cell" style:parent-style-name="Default">
      <style:table-cell-properties fo:background-color="#e0efd4" fo:border="0.06pt solid #000000"/>
    </style:style>
    <style:style style:name="ce6" style:family="table-cell" style:parent-style-name="Default" style:data-style-name="N99">
      <style:table-cell-properties fo:background-color="#e0efd4" fo:border="0.06pt solid #000000"/>
    </style:style>
  </office:automatic-styles>
  <office:body>
    <office:spreadsheet>
      <table:calculation-settings table:automatic-find-labels="false" table:use-regular-expressions="false" table:use-wildcards="true"/>
      <table:table table:name="8000-128" table:style-name="ta1">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6">
          <table:table-cell table:number-columns-repeated="6"/>
        </table:table-row>
        <table:table-row table:style-name="ro1">
          <table:table-cell table:number-columns-repeated="2"/>
          <table:table-cell table:style-name="ce5" office:value-type="float" office:value="8000" calcext:value-type="float">
            <text:p>8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number-columns-repeated="2"/>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73.852846" calcext:value-type="float">
            <text:p>73.852846</text:p>
          </table:table-cell>
          <table:table-cell table:style-name="ce5" office:value-type="float" office:value="74.595436" calcext:value-type="float">
            <text:p>74.595436</text:p>
          </table:table-cell>
          <table:table-cell table:style-name="ce5" office:value-type="float" office:value="79.5559252" calcext:value-type="float">
            <text:p>79.5559252</text:p>
          </table:table-cell>
        </table:table-row>
        <table:table-row table:style-name="ro1">
          <table:table-cell table:number-columns-repeated="2"/>
          <table:table-cell table:style-name="ce5" office:value-type="string" calcext:value-type="string">
            <text:p>6 threads</text:p>
          </table:table-cell>
          <table:table-cell table:style-name="ce5" office:value-type="float" office:value="55.333225" calcext:value-type="float">
            <text:p>55.333225</text:p>
          </table:table-cell>
          <table:table-cell table:style-name="ce5" office:value-type="float" office:value="55.1841294" calcext:value-type="float">
            <text:p>55.1841294</text:p>
          </table:table-cell>
          <table:table-cell table:style-name="ce5" office:value-type="float" office:value="60.387535" calcext:value-type="float">
            <text:p>60.387535</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40.6696418" calcext:value-type="float">
            <text:p>40.6696418</text:p>
          </table:table-cell>
          <table:table-cell table:style-name="ce5" office:value-type="float" office:value="40.840699" calcext:value-type="float">
            <text:p>40.840699</text:p>
          </table:table-cell>
          <table:table-cell table:style-name="ce5" office:value-type="float" office:value="44.9702402" calcext:value-type="float">
            <text:p>44.9702402</text:p>
          </table:table-cell>
        </table:table-row>
        <table:table-row table:style-name="ro1">
          <table:table-cell table:number-columns-repeated="2"/>
          <table:table-cell table:style-name="ce5" office:value-type="string" calcext:value-type="string">
            <text:p>12 threads</text:p>
          </table:table-cell>
          <table:table-cell table:style-name="ce5" office:value-type="float" office:value="38.4464636" calcext:value-type="float">
            <text:p>38.4464636</text:p>
          </table:table-cell>
          <table:table-cell table:style-name="ce5" office:value-type="float" office:value="38.355881" calcext:value-type="float">
            <text:p>38.355881</text:p>
          </table:table-cell>
          <table:table-cell table:style-name="ce5" office:value-type="float" office:value="43.838204" calcext:value-type="float">
            <text:p>43.83820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9:12:16.9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5pt"/>
    </style:style>
    <style:style style:name="co2" style:family="table-column">
      <style:table-column-properties fo:break-before="auto" style:column-width="143.21pt"/>
    </style:style>
    <style:style style:name="co3" style:family="table-column">
      <style:table-column-properties fo:break-before="auto" style:column-width="200.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61">
      <style:table-cell-properties fo:border="0.06pt solid #000000"/>
    </style:style>
    <style:style style:name="ce2" style:family="table-cell" style:parent-style-name="Default" style:data-style-name="N61">
      <style:table-cell-properties fo:border="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0.06pt solid #000000"/>
    </style:style>
    <style:style style:name="ce10" style:family="table-cell" style:parent-style-name="Default" style:data-style-name="N61">
      <style:table-cell-properties fo:border="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style>
    <style:style style:name="ce12" style:family="table-cell" style:parent-style-name="Default">
      <style:table-cell-properties fo:border="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4000" table:style-name="ta1">
        <table:table-column table:style-name="co1" table:default-cell-style-name="ce10"/>
        <table:table-column table:style-name="co2" table:default-cell-style-name="ce11"/>
        <table:table-column table:style-name="co3" table:default-cell-style-name="ce11"/>
        <table:table-row table:style-name="ro1">
          <table:table-cell table:style-name="Default" table:number-columns-repeated="3"/>
        </table:table-row>
        <table:table-row table:style-name="ro1">
          <table:table-cell table:style-name="ce9" office:value-type="string" calcext:value-type="string">
            <text:p>O3</text:p>
          </table:table-cell>
          <table:table-cell office:value-type="string" calcext:value-type="string">
            <text:p>MAVX</text:p>
          </table:table-cell>
          <table:table-cell/>
        </table:table-row>
        <table:table-row table:style-name="ro2">
          <table:table-cell office:value-type="float" office:value="47752203984" calcext:value-type="float">
            <text:p>4.78E+10</text:p>
          </table:table-cell>
          <table:table-cell table:style-name="ce12" office:value-type="string" calcext:value-type="string">
            <text:p>L1-dcache-loads</text:p>
          </table:table-cell>
          <table:table-cell/>
        </table:table-row>
        <table:table-row table:style-name="ro2">
          <table:table-cell office:value-type="float" office:value="5257175082" calcext:value-type="float">
            <text:p>5.26E+09</text:p>
          </table:table-cell>
          <table:table-cell table:style-name="ce12" office:value-type="string" calcext:value-type="string">
            <text:p>L1-dcache-load-misses</text:p>
          </table:table-cell>
          <table:table-cell table:style-name="ce12" office:value-type="string" calcext:value-type="string">
            <text:p>11.01% of all L1-dcache hits</text:p>
          </table:table-cell>
        </table:table-row>
        <table:table-row table:style-name="ro2">
          <table:table-cell office:value-type="float" office:value="603348669" calcext:value-type="float">
            <text:p>6.03E+08</text:p>
          </table:table-cell>
          <table:table-cell office:value-type="string" calcext:value-type="string">
            <text:p>LLC-loads </text:p>
          </table:table-cell>
          <table:table-cell/>
        </table:table-row>
        <table:table-row table:style-name="ro2">
          <table:table-cell office:value-type="float" office:value="46635016" calcext:value-type="float">
            <text:p>4.66E+07</text:p>
          </table:table-cell>
          <table:table-cell office:value-type="string" calcext:value-type="string">
            <text:p>LLC-load-misses </text:p>
          </table:table-cell>
          <table:table-cell office:value-type="string" calcext:value-type="string">
            <text:p>7.73% of all LL-cache hits</text:p>
          </table:table-cell>
        </table:table-row>
        <table:table-row table:style-name="ro2">
          <table:table-cell office:value-type="float" office:value="4.831301998" calcext:value-type="float">
            <text:p>4.83E+00</text:p>
          </table:table-cell>
          <table:table-cell office:value-type="string" calcext:value-type="string">
            <text:p>Seconds time elapsed</text:p>
          </table:table-cell>
          <table:table-cell/>
        </table:table-row>
        <table:table-row table:style-name="ro2">
          <table:table-cell/>
          <table:table-cell office:value-type="string" calcext:value-type="string">
            <text:p>MAVX</text:p>
          </table:table-cell>
          <table:table-cell/>
        </table:table-row>
        <table:table-row table:style-name="ro2">
          <table:table-cell office:value-type="float" office:value="1667526462172" calcext:value-type="float">
            <text:p>1.67E+12</text:p>
          </table:table-cell>
          <table:table-cell office:value-type="string" calcext:value-type="string">
            <text:p>L1-dcache-loads </text:p>
          </table:table-cell>
          <table:table-cell/>
        </table:table-row>
        <table:table-row table:style-name="ro2">
          <table:table-cell office:value-type="float" office:value="4977421998" calcext:value-type="float">
            <text:p>4.98E+09</text:p>
          </table:table-cell>
          <table:table-cell office:value-type="string" calcext:value-type="string">
            <text:p>L1-dcache-load-misses</text:p>
          </table:table-cell>
          <table:table-cell office:value-type="string" calcext:value-type="string">
            <text:p><text:s/>0.30% of all L1-dcache hits</text:p>
          </table:table-cell>
        </table:table-row>
        <table:table-row table:style-name="ro2">
          <table:table-cell office:value-type="float" office:value="940225829" calcext:value-type="float">
            <text:p>9.40E+08</text:p>
          </table:table-cell>
          <table:table-cell table:style-name="ce12" office:value-type="string" calcext:value-type="string">
            <text:p><text:s/>LLC-loads</text:p>
          </table:table-cell>
          <table:table-cell/>
        </table:table-row>
        <table:table-row table:style-name="ro2">
          <table:table-cell office:value-type="float" office:value="82005860" calcext:value-type="float">
            <text:p>8.20E+07</text:p>
          </table:table-cell>
          <table:table-cell table:style-name="ce12" office:value-type="string" calcext:value-type="string">
            <text:p><text:s/>LLC-load-misses</text:p>
          </table:table-cell>
          <table:table-cell office:value-type="string" calcext:value-type="string">
            <text:p><text:s/>8.72% of all LL-cache hits</text:p>
          </table:table-cell>
        </table:table-row>
        <table:table-row table:style-name="ro2">
          <table:table-cell office:value-type="float" office:value="92.736667619" calcext:value-type="float">
            <text:p>9.27E+01</text:p>
          </table:table-cell>
          <table:table-cell office:value-type="string" calcext:value-type="string">
            <text:p>Seconds time elapsed</text:p>
          </table:table-cell>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1:20:22.3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0.56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font-name="Liberation Sans" fo:font-size="12pt" style:font-size-asian="12pt" style:font-size-complex="12pt"/>
    </style:style>
    <style:style style:name="ce2" style:family="table-cell" style:parent-style-name="Default" style:data-style-name="N0">
      <style:table-cell-properties fo:border="0.06pt solid #000000"/>
      <style:text-properties style:font-name="Liberation Sans" fo:font-size="12pt" style:font-size-asian="12pt" style:font-size-complex="12pt"/>
    </style:style>
    <style:style style:name="ce3"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0.06pt solid #000000"/>
      <style:text-properties style:font-name="Liberation Sans" fo:font-size="12pt" style:font-size-asian="12pt" style:font-size-complex="12pt"/>
    </style:style>
    <style:style style:name="ce5"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Liberation Sans" fo:font-size="12pt" style:font-size-asian="12pt" style:font-size-complex="12pt"/>
    </style:style>
    <style:style style:name="ce12" style:family="table-cell" style:parent-style-name="Default" style:data-style-name="N0">
      <style:table-cell-properties fo:border="0.06pt solid #000000"/>
      <style:text-properties style:font-name="Liberation Sans" fo:font-size="12pt" style:font-size-asian="12pt" style:font-size-complex="12pt"/>
    </style:style>
    <style:style style:name="ce13"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61">
      <style:table-cell-properties fo:border="0.06pt solid #000000"/>
      <style:text-properties style:font-name="Liberation Sans" fo:font-size="12pt" style:font-size-asian="12pt" style:font-size-complex="12pt"/>
    </style:style>
    <style:style style:name="ce15"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loques" table:style-name="ta1">
        <table:table-column table:style-name="co1" table:default-cell-style-name="ce13"/>
        <table:table-column table:style-name="co2" table:default-cell-style-name="ce11"/>
        <table:table-row table:style-name="ro1">
          <table:table-cell table:style-name="ce11" office:value-type="float" office:value="4000" calcext:value-type="float">
            <text:p>4000</text:p>
          </table:table-cell>
          <table:table-cell table:style-name="ce14" office:value-type="string" calcext:value-type="string">
            <text:p>O3-MAVX</text:p>
          </table:table-cell>
        </table:table-row>
        <table:table-row table:style-name="ro1">
          <table:table-cell table:style-name="ce12" office:value-type="float" office:value="64" calcext:value-type="float">
            <text:p>64</text:p>
          </table:table-cell>
          <table:table-cell/>
        </table:table-row>
        <table:table-row table:style-name="ro1">
          <table:table-cell office:value-type="float" office:value="63290479048" calcext:value-type="float">
            <text:p>6.33E+10</text:p>
          </table:table-cell>
          <table:table-cell table:style-name="ce15" office:value-type="string" calcext:value-type="string">
            <text:p>L1-dcache-loads</text:p>
          </table:table-cell>
        </table:table-row>
        <table:table-row table:style-name="ro1">
          <table:table-cell office:value-type="float" office:value="2300680490" calcext:value-type="float">
            <text:p>2.30E+09</text:p>
          </table:table-cell>
          <table:table-cell table:style-name="ce15" office:value-type="string" calcext:value-type="string">
            <text:p>L1-dcache-load-misses</text:p>
          </table:table-cell>
        </table:table-row>
        <table:table-row table:style-name="ro1">
          <table:table-cell office:value-type="float" office:value="135544923" calcext:value-type="float">
            <text:p>1.36E+08</text:p>
          </table:table-cell>
          <table:table-cell office:value-type="string" calcext:value-type="string">
            <text:p>LLC-loads </text:p>
          </table:table-cell>
        </table:table-row>
        <table:table-row table:style-name="ro1">
          <table:table-cell office:value-type="float" office:value="60492239" calcext:value-type="float">
            <text:p>6.05E+07</text:p>
          </table:table-cell>
          <table:table-cell office:value-type="string" calcext:value-type="string">
            <text:p>LLC-load-misses </text:p>
          </table:table-cell>
        </table:table-row>
        <table:table-row table:style-name="ro1">
          <table:table-cell office:value-type="float" office:value="5.532387232" calcext:value-type="float">
            <text:p>5.53E+00</text:p>
          </table:table-cell>
          <table:table-cell office:value-type="string" calcext:value-type="string">
            <text:p>Seconds time elapsed</text:p>
          </table:table-cell>
        </table:table-row>
        <table:table-row table:style-name="ro1">
          <table:table-cell table:style-name="ce12" office:value-type="float" office:value="128" calcext:value-type="float">
            <text:p>128</text:p>
          </table:table-cell>
          <table:table-cell/>
        </table:table-row>
        <table:table-row table:style-name="ro1">
          <table:table-cell office:value-type="float" office:value="47761963302" calcext:value-type="float">
            <text:p>4.78E+10</text:p>
          </table:table-cell>
          <table:table-cell office:value-type="string" calcext:value-type="string">
            <text:p>L1-dcache-loads </text:p>
          </table:table-cell>
        </table:table-row>
        <table:table-row table:style-name="ro1">
          <table:table-cell office:value-type="float" office:value="5162470710" calcext:value-type="float">
            <text:p>5.16E+09</text:p>
          </table:table-cell>
          <table:table-cell office:value-type="string" calcext:value-type="string">
            <text:p>L1-dcache-load-misses</text:p>
          </table:table-cell>
        </table:table-row>
        <table:table-row table:style-name="ro1">
          <table:table-cell office:value-type="float" office:value="192033070" calcext:value-type="float">
            <text:p>1.92E+08</text:p>
          </table:table-cell>
          <table:table-cell table:style-name="ce15" office:value-type="string" calcext:value-type="string">
            <text:p><text:s/>LLC-loads</text:p>
          </table:table-cell>
        </table:table-row>
        <table:table-row table:style-name="ro1">
          <table:table-cell office:value-type="float" office:value="25937512" calcext:value-type="float">
            <text:p>2.59E+07</text:p>
          </table:table-cell>
          <table:table-cell table:style-name="ce15" office:value-type="string" calcext:value-type="string">
            <text:p><text:s/>LLC-load-misses</text:p>
          </table:table-cell>
        </table:table-row>
        <table:table-row table:style-name="ro1">
          <table:table-cell office:value-type="float" office:value="4.73530564" calcext:value-type="float">
            <text:p>4.74E+00</text:p>
          </table:table-cell>
          <table:table-cell office:value-type="string" calcext:value-type="string">
            <text:p>Seconds time elapsed</text:p>
          </table:table-cell>
        </table:table-row>
        <table:table-row table:style-name="ro1">
          <table:table-cell table:style-name="ce12" office:value-type="float" office:value="256" calcext:value-type="float">
            <text:p>256</text:p>
          </table:table-cell>
          <table:table-cell/>
        </table:table-row>
        <table:table-row table:style-name="ro1">
          <table:table-cell office:value-type="float" office:value="39700830952" calcext:value-type="float">
            <text:p>3.97E+10</text:p>
          </table:table-cell>
          <table:table-cell office:value-type="string" calcext:value-type="string">
            <text:p>L1-dcache-loads </text:p>
          </table:table-cell>
        </table:table-row>
        <table:table-row table:style-name="ro1">
          <table:table-cell office:value-type="float" office:value="4699649466" calcext:value-type="float">
            <text:p>4.70E+09</text:p>
          </table:table-cell>
          <table:table-cell office:value-type="string" calcext:value-type="string">
            <text:p>L1-dcache-load-misses</text:p>
          </table:table-cell>
        </table:table-row>
        <table:table-row table:style-name="ro1">
          <table:table-cell office:value-type="float" office:value="2669072176" calcext:value-type="float">
            <text:p>2.67E+09</text:p>
          </table:table-cell>
          <table:table-cell table:style-name="ce15" office:value-type="string" calcext:value-type="string">
            <text:p><text:s/>LLC-loads</text:p>
          </table:table-cell>
        </table:table-row>
        <table:table-row table:style-name="ro1">
          <table:table-cell office:value-type="float" office:value="26279477" calcext:value-type="float">
            <text:p>2.63E+07</text:p>
          </table:table-cell>
          <table:table-cell table:style-name="ce15" office:value-type="string" calcext:value-type="string">
            <text:p><text:s/>LLC-load-misses</text:p>
          </table:table-cell>
        </table:table-row>
        <table:table-row table:style-name="ro1">
          <table:table-cell office:value-type="float" office:value="5.381800739" calcext:value-type="float">
            <text:p>5.38E+00</text:p>
          </table:table-cell>
          <table:table-cell office:value-type="string" calcext:value-type="string">
            <text:p>Seconds time elapsed</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1:30:36.0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6pt"/>
    </style:style>
    <style:style style:name="co3" style:family="table-column">
      <style:table-column-properties fo:break-before="auto" style:column-width="132.94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font-name="Liberation Sans" fo:font-size="12pt" style:font-size-asian="12pt" style:font-size-complex="12pt"/>
    </style:style>
    <style:style style:name="ce2" style:family="table-cell" style:parent-style-name="Default" style:data-style-name="N0">
      <style:table-cell-properties fo:border="0.06pt solid #000000"/>
      <style:text-properties style:font-name="Liberation Sans" fo:font-size="12pt" style:font-size-asian="12pt" style:font-size-complex="12pt"/>
    </style:style>
    <style:style style:name="ce3"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0.06pt solid #000000"/>
      <style:text-properties style:font-name="Liberation Sans" fo:font-size="12pt" style:font-size-asian="12pt" style:font-size-complex="12pt"/>
    </style:style>
    <style:style style:name="ce5"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Liberation Sans" fo:font-size="12pt" style:font-size-asian="12pt" style:font-size-complex="12pt"/>
    </style:style>
    <style:style style:name="ce12" style:family="table-cell" style:parent-style-name="Default" style:data-style-name="N0">
      <style:table-cell-properties fo:border="0.06pt solid #000000"/>
      <style:text-properties style:font-name="Liberation Sans" fo:font-size="12pt" style:font-size-asian="12pt" style:font-size-complex="12pt"/>
    </style:style>
    <style:style style:name="ce13"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61">
      <style:table-cell-properties fo:border="0.06pt solid #000000"/>
      <style:text-properties style:font-name="Liberation Sans" fo:font-size="12pt" style:font-size-asian="12pt" style:font-size-complex="12pt"/>
    </style:style>
    <style:style style:name="ce15"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loques" table:style-name="ta1">
        <table:table-column table:style-name="co1" table:number-columns-repeated="3" table:default-cell-style-name="Default"/>
        <table:table-column table:style-name="co2" table:default-cell-style-name="ce13"/>
        <table:table-column table:style-name="co3" table:default-cell-style-name="ce11"/>
        <table:table-row table:style-name="ro1">
          <table:table-cell table:number-columns-repeated="3"/>
          <table:table-cell table:style-name="ce11" office:value-type="float" office:value="4000" calcext:value-type="float">
            <text:p>4000</text:p>
          </table:table-cell>
          <table:table-cell table:style-name="ce14" office:value-type="string" calcext:value-type="string">
            <text:p>O3-MAVX</text:p>
          </table:table-cell>
        </table:table-row>
        <table:table-row table:style-name="ro1">
          <table:table-cell table:number-columns-repeated="3"/>
          <table:table-cell table:style-name="ce12" office:value-type="float" office:value="120" calcext:value-type="float">
            <text:p>120</text:p>
          </table:table-cell>
          <table:table-cell/>
        </table:table-row>
        <table:table-row table:style-name="ro1">
          <table:table-cell table:number-columns-repeated="3"/>
          <table:table-cell office:value-type="float" office:value="48733352829" calcext:value-type="float">
            <text:p>4.87E+10</text:p>
          </table:table-cell>
          <table:table-cell table:style-name="ce15" office:value-type="string" calcext:value-type="string">
            <text:p>L1-dcache-loads</text:p>
          </table:table-cell>
        </table:table-row>
        <table:table-row table:style-name="ro1">
          <table:table-cell table:number-columns-repeated="3"/>
          <table:table-cell office:value-type="float" office:value="5235682169" calcext:value-type="float">
            <text:p>5.24E+09</text:p>
          </table:table-cell>
          <table:table-cell table:style-name="ce15" office:value-type="string" calcext:value-type="string">
            <text:p>L1-dcache-load-misses</text:p>
          </table:table-cell>
        </table:table-row>
        <table:table-row table:style-name="ro1">
          <table:table-cell table:number-columns-repeated="3"/>
          <table:table-cell office:value-type="float" office:value="140555267" calcext:value-type="float">
            <text:p>1.41E+08</text:p>
          </table:table-cell>
          <table:table-cell office:value-type="string" calcext:value-type="string">
            <text:p>LLC-loads </text:p>
          </table:table-cell>
        </table:table-row>
        <table:table-row table:style-name="ro1">
          <table:table-cell table:number-columns-repeated="3"/>
          <table:table-cell office:value-type="float" office:value="27263715" calcext:value-type="float">
            <text:p>2.73E+07</text:p>
          </table:table-cell>
          <table:table-cell office:value-type="string" calcext:value-type="string">
            <text:p>LLC-load-misses </text:p>
          </table:table-cell>
        </table:table-row>
        <table:table-row table:style-name="ro1">
          <table:table-cell table:number-columns-repeated="3"/>
          <table:table-cell table:style-name="ce12" office:value-type="float" office:value="128" calcext:value-type="float">
            <text:p>128</text:p>
          </table:table-cell>
          <table:table-cell/>
        </table:table-row>
        <table:table-row table:style-name="ro1">
          <table:table-cell table:number-columns-repeated="3"/>
          <table:table-cell office:value-type="float" office:value="47761963302" calcext:value-type="float">
            <text:p>4.78E+10</text:p>
          </table:table-cell>
          <table:table-cell office:value-type="string" calcext:value-type="string">
            <text:p>L1-dcache-loads </text:p>
          </table:table-cell>
        </table:table-row>
        <table:table-row table:style-name="ro1">
          <table:table-cell table:number-columns-repeated="3"/>
          <table:table-cell office:value-type="float" office:value="5162470710" calcext:value-type="float">
            <text:p>5.16E+09</text:p>
          </table:table-cell>
          <table:table-cell office:value-type="string" calcext:value-type="string">
            <text:p>L1-dcache-load-misses</text:p>
          </table:table-cell>
        </table:table-row>
        <table:table-row table:style-name="ro1">
          <table:table-cell table:number-columns-repeated="3"/>
          <table:table-cell office:value-type="float" office:value="192033070" calcext:value-type="float">
            <text:p>1.92E+08</text:p>
          </table:table-cell>
          <table:table-cell table:style-name="ce15" office:value-type="string" calcext:value-type="string">
            <text:p><text:s/>LLC-loads</text:p>
          </table:table-cell>
        </table:table-row>
        <table:table-row table:style-name="ro1">
          <table:table-cell table:number-columns-repeated="3"/>
          <table:table-cell office:value-type="float" office:value="25937512" calcext:value-type="float">
            <text:p>2.59E+07</text:p>
          </table:table-cell>
          <table:table-cell table:style-name="ce15" office:value-type="string" calcext:value-type="string">
            <text:p><text:s/>LLC-load-misses</text:p>
          </table:table-cell>
        </table:table-row>
        <table:table-row table:style-name="ro1">
          <table:table-cell table:number-columns-repeated="3"/>
          <table:table-cell table:style-name="ce12" office:value-type="float" office:value="150" calcext:value-type="float">
            <text:p>150</text:p>
          </table:table-cell>
          <table:table-cell/>
        </table:table-row>
        <table:table-row table:style-name="ro1">
          <table:table-cell table:number-columns-repeated="3"/>
          <table:table-cell office:value-type="float" office:value="47724228752" calcext:value-type="float">
            <text:p>4.77E+10</text:p>
          </table:table-cell>
          <table:table-cell office:value-type="string" calcext:value-type="string">
            <text:p>L1-dcache-loads </text:p>
          </table:table-cell>
        </table:table-row>
        <table:table-row table:style-name="ro1">
          <table:table-cell table:number-columns-repeated="3"/>
          <table:table-cell office:value-type="float" office:value="5077919483" calcext:value-type="float">
            <text:p>5.08E+09</text:p>
          </table:table-cell>
          <table:table-cell office:value-type="string" calcext:value-type="string">
            <text:p>L1-dcache-load-misses</text:p>
          </table:table-cell>
        </table:table-row>
        <table:table-row table:style-name="ro1">
          <table:table-cell table:number-columns-repeated="3"/>
          <table:table-cell office:value-type="float" office:value="354218711" calcext:value-type="float">
            <text:p>3.54E+08</text:p>
          </table:table-cell>
          <table:table-cell table:style-name="ce15" office:value-type="string" calcext:value-type="string">
            <text:p><text:s/>LLC-loads</text:p>
          </table:table-cell>
        </table:table-row>
        <table:table-row table:style-name="ro1">
          <table:table-cell table:number-columns-repeated="3"/>
          <table:table-cell office:value-type="float" office:value="25842008" calcext:value-type="float">
            <text:p>2.58E+07</text:p>
          </table:table-cell>
          <table:table-cell table:style-name="ce15" office:value-type="string" calcext:value-type="string">
            <text:p><text:s/>LLC-load-misses</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1:51:38.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6pt"/>
    </style:style>
    <style:style style:name="co3" style:family="table-column">
      <style:table-column-properties fo:break-before="auto" style:column-width="132.9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able-cell-properties fo:border="0.06pt solid #000000"/>
      <style:text-properties style:font-name="Liberation Sans" fo:font-size="12pt" style:font-size-asian="12pt" style:font-size-complex="12pt"/>
    </style:style>
    <style:style style:name="ce2"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Liberation Sans" fo:font-size="12pt" style:font-size-asian="12pt" style:font-size-complex="12pt"/>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fo:border="0.06pt solid #000000"/>
      <style:text-properties style:font-name="Liberation Sans" fo:font-size="12pt" style:font-size-asian="12pt" style:font-size-complex="12pt"/>
    </style:style>
    <style:style style:name="ce10"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Liberation Sans" fo:font-size="12pt" style:font-size-asian="12pt" style:font-size-complex="12pt"/>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loques"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6">
          <table:table-cell table:number-columns-repeated="5"/>
        </table:table-row>
        <table:table-row table:style-name="ro2">
          <table:table-cell table:number-columns-repeated="3"/>
          <table:table-cell table:style-name="ce9" office:value-type="float" office:value="168" calcext:value-type="float">
            <text:p>168</text:p>
          </table:table-cell>
          <table:table-cell table:style-name="ce11"/>
        </table:table-row>
        <table:table-row table:style-name="ro2">
          <table:table-cell table:number-columns-repeated="3"/>
          <table:table-cell table:style-name="ce10" office:value-type="float" office:value="43726725317" calcext:value-type="float">
            <text:p>4.37E+10</text:p>
          </table:table-cell>
          <table:table-cell table:style-name="ce11" office:value-type="string" calcext:value-type="string">
            <text:p>L1-dcache-loads </text:p>
          </table:table-cell>
        </table:table-row>
        <table:table-row table:style-name="ro2">
          <table:table-cell table:number-columns-repeated="3"/>
          <table:table-cell table:style-name="ce10" office:value-type="float" office:value="4980165766" calcext:value-type="float">
            <text:p>4.98E+09</text:p>
          </table:table-cell>
          <table:table-cell table:style-name="ce11" office:value-type="string" calcext:value-type="string">
            <text:p>L1-dcache-load-misses</text:p>
          </table:table-cell>
        </table:table-row>
        <table:table-row table:style-name="ro2">
          <table:table-cell table:number-columns-repeated="3"/>
          <table:table-cell table:style-name="ce10" office:value-type="float" office:value="447395281" calcext:value-type="float">
            <text:p>4.47E+08</text:p>
          </table:table-cell>
          <table:table-cell table:style-name="ce12" office:value-type="string" calcext:value-type="string">
            <text:p><text:s/>LLC-loads</text:p>
          </table:table-cell>
        </table:table-row>
        <table:table-row table:style-name="ro2">
          <table:table-cell table:number-columns-repeated="3"/>
          <table:table-cell table:style-name="ce10" office:value-type="float" office:value="27622501" calcext:value-type="float">
            <text:p>2.76E+07</text:p>
          </table:table-cell>
          <table:table-cell table:style-name="ce12" office:value-type="string" calcext:value-type="string">
            <text:p><text:s/>LLC-load-misses</text:p>
          </table:table-cell>
        </table:table-row>
        <table:table-row table:style-name="ro2">
          <table:table-cell table:number-columns-repeated="3"/>
          <table:table-cell table:style-name="ce9" office:value-type="float" office:value="200" calcext:value-type="float">
            <text:p>200</text:p>
          </table:table-cell>
          <table:table-cell table:style-name="ce11"/>
        </table:table-row>
        <table:table-row table:style-name="ro2">
          <table:table-cell table:number-columns-repeated="3"/>
          <table:table-cell table:style-name="ce10" office:value-type="float" office:value="41737625864" calcext:value-type="float">
            <text:p>4.17E+10</text:p>
          </table:table-cell>
          <table:table-cell table:style-name="ce11" office:value-type="string" calcext:value-type="string">
            <text:p>L1-dcache-loads </text:p>
          </table:table-cell>
        </table:table-row>
        <table:table-row table:style-name="ro2">
          <table:table-cell table:number-columns-repeated="3"/>
          <table:table-cell table:style-name="ce10" office:value-type="float" office:value="4825404134" calcext:value-type="float">
            <text:p>4.83E+09</text:p>
          </table:table-cell>
          <table:table-cell table:style-name="ce11" office:value-type="string" calcext:value-type="string">
            <text:p>L1-dcache-load-misses</text:p>
          </table:table-cell>
        </table:table-row>
        <table:table-row table:style-name="ro2">
          <table:table-cell table:number-columns-repeated="3"/>
          <table:table-cell table:style-name="ce10" office:value-type="float" office:value="1597788283" calcext:value-type="float">
            <text:p>1.60E+09</text:p>
          </table:table-cell>
          <table:table-cell table:style-name="ce12" office:value-type="string" calcext:value-type="string">
            <text:p><text:s/>LLC-loads</text:p>
          </table:table-cell>
        </table:table-row>
        <table:table-row table:style-name="ro2">
          <table:table-cell table:number-columns-repeated="3"/>
          <table:table-cell table:style-name="ce10" office:value-type="float" office:value="21818380" calcext:value-type="float">
            <text:p>2.18E+07</text:p>
          </table:table-cell>
          <table:table-cell table:style-name="ce12" office:value-type="string" calcext:value-type="string">
            <text:p><text:s/>LLC-load-misses</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1:51:49.6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61pt"/>
    </style:style>
    <style:style style:name="co2" style:family="table-column">
      <style:table-column-properties fo:break-before="auto" style:column-width="79.99pt"/>
    </style:style>
    <style:style style:name="co3" style:family="table-column">
      <style:table-column-properties fo:break-before="auto" style:column-width="64.01pt"/>
    </style:style>
    <style:style style:name="co4" style:family="table-column">
      <style:table-column-properties fo:break-before="auto" style:column-width="126.3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boolean-style style:name="N99">
      <number:boolean/>
    </number:boolean-style>
    <style:style style:name="ce1" style:family="table-cell" style:parent-style-name="Default">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99">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99">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finidad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2">
          <table:table-cell table:style-name="ce9" office:value-type="string" calcext:value-type="string">
            <text:p>cores, close</text:p>
          </table:table-cell>
          <table:table-cell table:style-name="ce9" office:value-type="string" calcext:value-type="string">
            <text:p>cores, spread</text:p>
          </table:table-cell>
          <table:table-cell table:style-name="ce11" office:value-type="boolean" office:boolean-value="false" calcext:value-type="boolean">
            <text:p>FALSE</text:p>
          </table:table-cell>
          <table:table-cell table:style-name="ce9" office:value-type="string" calcext:value-type="string">
            <text:p>4000-128 <text:s/>O3-MAVX</text:p>
          </table:table-cell>
        </table:table-row>
        <table:table-row table:style-name="ro2">
          <table:table-cell table:style-name="ce10" office:value-type="float" office:value="47811592960" calcext:value-type="float">
            <text:p>4.78E+10</text:p>
          </table:table-cell>
          <table:table-cell table:style-name="ce10" office:value-type="float" office:value="47753495542" calcext:value-type="float">
            <text:p>4.78E+10</text:p>
          </table:table-cell>
          <table:table-cell table:style-name="ce10" office:value-type="float" office:value="47736352228" calcext:value-type="float">
            <text:p>4.77E+10</text:p>
          </table:table-cell>
          <table:table-cell table:style-name="ce12" office:value-type="string" calcext:value-type="string">
            <text:p>L1-dcache-loads</text:p>
          </table:table-cell>
        </table:table-row>
        <table:table-row table:style-name="ro2">
          <table:table-cell table:style-name="ce10" office:value-type="float" office:value="5172407127" calcext:value-type="float">
            <text:p>5.17E+09</text:p>
          </table:table-cell>
          <table:table-cell table:style-name="ce10" office:value-type="float" office:value="5166949832" calcext:value-type="float">
            <text:p>5.17E+09</text:p>
          </table:table-cell>
          <table:table-cell table:style-name="ce10" office:value-type="float" office:value="5182387098" calcext:value-type="float">
            <text:p>5.18E+09</text:p>
          </table:table-cell>
          <table:table-cell table:style-name="ce12" office:value-type="string" calcext:value-type="string">
            <text:p>L1-dcache-load-misses</text:p>
          </table:table-cell>
        </table:table-row>
        <table:table-row table:style-name="ro2">
          <table:table-cell table:style-name="ce10" office:value-type="float" office:value="187678103" calcext:value-type="float">
            <text:p>1.88E+08</text:p>
          </table:table-cell>
          <table:table-cell table:style-name="ce10" office:value-type="float" office:value="660359063" calcext:value-type="float">
            <text:p>6.60E+08</text:p>
          </table:table-cell>
          <table:table-cell table:style-name="ce10" office:value-type="float" office:value="706545187" calcext:value-type="float">
            <text:p>7.07E+08</text:p>
          </table:table-cell>
          <table:table-cell table:style-name="ce9" office:value-type="string" calcext:value-type="string">
            <text:p>LLC-loads </text:p>
          </table:table-cell>
        </table:table-row>
        <table:table-row table:style-name="ro2">
          <table:table-cell table:style-name="ce10" office:value-type="float" office:value="25305714" calcext:value-type="float">
            <text:p>2.53E+07</text:p>
          </table:table-cell>
          <table:table-cell table:style-name="ce10" office:value-type="float" office:value="31809410" calcext:value-type="float">
            <text:p>3.18E+07</text:p>
          </table:table-cell>
          <table:table-cell table:style-name="ce10" office:value-type="float" office:value="35311290" calcext:value-type="float">
            <text:p>3.53E+07</text:p>
          </table:table-cell>
          <table:table-cell table:style-name="ce9" office:value-type="string" calcext:value-type="string">
            <text:p>LLC-load-misses </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2:34:27.9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61pt"/>
    </style:style>
    <style:style style:name="co2" style:family="table-column">
      <style:table-column-properties fo:break-before="auto" style:column-width="79.99pt"/>
    </style:style>
    <style:style style:name="co3" style:family="table-column">
      <style:table-column-properties fo:break-before="auto" style:column-width="64.01pt"/>
    </style:style>
    <style:style style:name="co4" style:family="table-column">
      <style:table-column-properties fo:break-before="auto" style:column-width="126.3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boolean-style style:name="N99">
      <number:boolean/>
    </number:boolean-style>
    <style:style style:name="ce1" style:family="table-cell" style:parent-style-name="Default">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99">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61">
      <style:table-cell-properties fo:border="0.06pt solid #000000"/>
      <style:text-properties style:use-window-font-color="true"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99">
      <style:table-cell-properties fo:border="0.06pt solid #000000"/>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finidad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2">
          <table:table-cell table:style-name="ce9" office:value-type="string" calcext:value-type="string">
            <text:p>cores, close</text:p>
          </table:table-cell>
          <table:table-cell table:style-name="ce9" office:value-type="string" calcext:value-type="string">
            <text:p>sockets, close</text:p>
          </table:table-cell>
          <table:table-cell table:style-name="ce11" office:value-type="boolean" office:boolean-value="false" calcext:value-type="boolean">
            <text:p>FALSE</text:p>
          </table:table-cell>
          <table:table-cell table:style-name="ce9" office:value-type="string" calcext:value-type="string">
            <text:p>8000-128 <text:s/>O3-MAVX</text:p>
          </table:table-cell>
        </table:table-row>
        <table:table-row table:style-name="ro2">
          <table:table-cell table:style-name="ce10" office:value-type="float" office:value="379895612462" calcext:value-type="float">
            <text:p>3.80E+11</text:p>
          </table:table-cell>
          <table:table-cell table:style-name="ce10" office:value-type="float" office:value="379548789850" calcext:value-type="float">
            <text:p>3.80E+11</text:p>
          </table:table-cell>
          <table:table-cell table:style-name="ce10" office:value-type="float" office:value="378924427066" calcext:value-type="float">
            <text:p>3.79E+11</text:p>
          </table:table-cell>
          <table:table-cell table:style-name="ce12" office:value-type="string" calcext:value-type="string">
            <text:p>L1-dcache-loads</text:p>
          </table:table-cell>
        </table:table-row>
        <table:table-row table:style-name="ro2">
          <table:table-cell table:style-name="ce10" office:value-type="float" office:value="42412275807" calcext:value-type="float">
            <text:p>4.24E+10</text:p>
          </table:table-cell>
          <table:table-cell table:style-name="ce10" office:value-type="float" office:value="42661731755" calcext:value-type="float">
            <text:p>4.27E+10</text:p>
          </table:table-cell>
          <table:table-cell table:style-name="ce10" office:value-type="float" office:value="42796042775" calcext:value-type="float">
            <text:p>4.28E+10</text:p>
          </table:table-cell>
          <table:table-cell table:style-name="ce12" office:value-type="string" calcext:value-type="string">
            <text:p>L1-dcache-load-misses</text:p>
          </table:table-cell>
        </table:table-row>
        <table:table-row table:style-name="ro2">
          <table:table-cell table:style-name="ce10" office:value-type="float" office:value="1631653075" calcext:value-type="float">
            <text:p>1.63E+09</text:p>
          </table:table-cell>
          <table:table-cell table:style-name="ce10" office:value-type="float" office:value="2952339770" calcext:value-type="float">
            <text:p>2.95E+09</text:p>
          </table:table-cell>
          <table:table-cell table:style-name="ce10" office:value-type="float" office:value="3655239690" calcext:value-type="float">
            <text:p>3.66E+09</text:p>
          </table:table-cell>
          <table:table-cell table:style-name="ce9" office:value-type="string" calcext:value-type="string">
            <text:p>LLC-loads </text:p>
          </table:table-cell>
        </table:table-row>
        <table:table-row table:style-name="ro2">
          <table:table-cell table:style-name="ce10" office:value-type="float" office:value="203440153" calcext:value-type="float">
            <text:p>2.03E+08</text:p>
          </table:table-cell>
          <table:table-cell table:style-name="ce10" office:value-type="float" office:value="273820641" calcext:value-type="float">
            <text:p>2.74E+08</text:p>
          </table:table-cell>
          <table:table-cell table:style-name="ce10" office:value-type="float" office:value="332712703" calcext:value-type="float">
            <text:p>3.33E+08</text:p>
          </table:table-cell>
          <table:table-cell table:style-name="ce9" office:value-type="string" calcext:value-type="string">
            <text:p>LLC-load-misses </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22:25:08.0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3" table:default-cell-style-name="ce3"/>
        <table:table-row table:style-name="ro1" table:number-rows-repeated="2">
          <table:table-cell table:style-name="Default"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7:49.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